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2472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4839in"/>
    </style:style>
    <style:style style:name="co6" style:family="table-column">
      <style:table-column-properties fo:break-before="auto" style:column-width="0.3764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5161in"/>
    </style:style>
    <style:style style:name="co9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0.5272in"/>
    </style:style>
    <style:style style:name="co13" style:family="table-column">
      <style:table-column-properties fo:break-before="auto" style:column-width="0.6134in"/>
    </style:style>
    <style:style style:name="co14" style:family="table-column">
      <style:table-column-properties fo:break-before="auto" style:column-width="0.5807in"/>
    </style:style>
    <style:style style:name="co15" style:family="table-column">
      <style:table-column-properties fo:break-before="auto" style:column-width="0.4728in"/>
    </style:style>
    <style:style style:name="co16" style:family="table-column">
      <style:table-column-properties fo:break-before="auto" style:column-width="0.4626in"/>
    </style:style>
    <style:style style:name="co17" style:family="table-column">
      <style:table-column-properties fo:break-before="auto" style:column-width="0.6992in"/>
    </style:style>
    <style:style style:name="co18" style:family="table-column">
      <style:table-column-properties fo:break-before="auto" style:column-width="0.5055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0.5484in"/>
    </style:style>
    <style:style style:name="co21" style:family="table-column">
      <style:table-column-properties fo:break-before="auto" style:column-width="0.322in"/>
    </style:style>
    <style:style style:name="co22" style:family="table-column">
      <style:table-column-properties fo:break-before="auto" style:column-width="0.398in"/>
    </style:style>
    <style:style style:name="co23" style:family="table-column">
      <style:table-column-properties fo:break-before="auto" style:column-width="0.3335in"/>
    </style:style>
    <style:style style:name="co24" style:family="table-column">
      <style:table-column-properties fo:break-before="auto" style:column-width="0.4083in"/>
    </style:style>
    <style:style style:name="co25" style:family="table-column">
      <style:table-column-properties fo:break-before="auto" style:column-width="0.3437in"/>
    </style:style>
    <style:style style:name="co26" style:family="table-column">
      <style:table-column-properties fo:break-before="auto" style:column-width="0.8465in"/>
    </style:style>
    <style:style style:name="co27" style:family="table-column">
      <style:table-column-properties fo:break-before="auto" style:column-width="0.9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ff00"/>
      <style:text-properties fo:color="#000000" fo:font-size="8pt"/>
    </style:style>
    <style:style style:name="ce2" style:family="table-cell" style:parent-style-name="Default">
      <style:table-cell-properties fo:background-color="#ffff99" fo:border="none"/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color="#000000" fo:font-size="8pt"/>
    </style:style>
    <style:style style:name="ce5" style:family="table-cell" style:parent-style-name="Default">
      <style:table-cell-properties fo:background-color="transparent" fo:border="none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 fo:font-size="22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3b3b3"/>
    </style:style>
    <style:style style:name="ce9" style:family="table-cell" style:parent-style-name="Default" style:data-style-name="N0">
      <style:table-cell-properties fo:background-color="#00ff00"/>
      <style:text-properties fo:color="#b3b3b3" fo:font-size="8pt"/>
    </style:style>
    <style:style style:name="ce10" style:family="table-cell" style:parent-style-name="Default">
      <style:table-cell-properties fo:background-color="#ffff99" fo:border="none"/>
      <style:text-properties fo:color="#b3b3b3"/>
    </style:style>
    <style:style style:name="ce11" style:family="table-cell" style:parent-style-name="Default">
      <style:text-properties style:use-window-font-color="true" style:font-name="FreeMono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ackground-color="#00ffff"/>
      <style:text-properties style:use-window-font-color="true" fo:font-size="22pt"/>
    </style:style>
    <style:style style:name="ce14" style:family="table-cell" style:parent-style-name="Default">
      <style:table-cell-properties fo:background-color="#00ffff"/>
      <style:text-properties fo:color="#1a1a1a" style:font-name="DejaVu Sans" fo:font-size="11pt" fo:language="zxx" fo:country="none" style:font-name-asian="DejaVu Sans" style:font-size-asian="11pt" style:language-asian="zxx" style:country-asian="none" style:font-name-complex="DejaVu Sans" style:font-size-complex="11pt" style:language-complex="zxx" style:country-complex="none"/>
    </style:style>
    <style:style style:name="ce15" style:family="table-cell" style:parent-style-name="Default">
      <style:table-cell-properties fo:background-color="#00ff00"/>
      <style:text-properties fo:color="#b3b3b3"/>
    </style:style>
    <style:style style:name="ce16" style:family="table-cell" style:parent-style-name="Default" style:data-style-name="N0">
      <style:text-properties fo:color="#b3b3b3" fo:font-size="8pt"/>
    </style:style>
    <style:style style:name="ce17" style:family="table-cell" style:parent-style-name="Default">
      <style:table-cell-properties fo:background-color="#00ffff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b3b3b3"/>
    </style:style>
    <style:style style:name="ce19" style:family="table-cell" style:parent-style-name="Default">
      <style:text-properties fo:color="#b3b3b3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00ff00"/>
      <style:text-properties fo:color="#000000" fo:font-size="10pt" style:font-size-asian="10pt" style:font-size-complex="10pt"/>
    </style:style>
    <style:style style:name="ce21" style:family="table-cell" style:parent-style-name="Default">
      <style:table-cell-properties fo:background-color="#ffff99" fo:border="none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ff99"/>
      <style:text-properties style:font-name="Liberation Sans" style:font-name-asian="DejaVu Sans1" style:font-name-complex="DejaVu Sans1"/>
    </style:style>
    <style:style style:name="ce24" style:family="table-cell" style:parent-style-name="Default">
      <style:table-cell-properties fo:background-color="#ffff99"/>
      <style:text-properties fo:color="#b3b3b3"/>
    </style:style>
    <style:style style:name="ce25" style:family="table-cell" style:parent-style-name="Default">
      <style:table-cell-properties fo:background-color="#00ffff"/>
      <style:text-properties fo:color="#b3b3b3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able-cell-properties fo:background-color="#ffff99"/>
      <style:text-properties fo:language="zxx" fo:country="none" style:font-name-asian="DejaVu Sans" style:font-size-asian="5.59999990463257pt" style:language-asian="zxx" style:country-asian="none" style:font-name-complex="DejaVu Sans" style:font-size-complex="5.59999990463257pt" style:language-complex="zxx" style:country-complex="none"/>
    </style:style>
    <style:style style:name="ce28" style:family="table-cell" style:parent-style-name="Default">
      <style:table-cell-properties fo:background-color="#00ffff"/>
      <style:text-properties fo:color="#c0c0c0"/>
    </style:style>
    <style:style style:name="ce29" style:family="table-cell" style:parent-style-name="Default">
      <style:table-cell-properties fo:background-color="transparent"/>
      <style:text-properties fo:color="#c0c0c0"/>
    </style:style>
    <style:style style:name="ce30" style:family="table-cell" style:parent-style-name="Default">
      <style:text-properties fo:color="#c0c0c0"/>
    </style:style>
    <style:style style:name="ce31" style:family="table-cell" style:parent-style-name="Default">
      <style:table-cell-properties fo:background-color="#ffff99" fo:border="none"/>
      <style:text-properties fo:color="#c0c0c0"/>
    </style:style>
    <style:style style:name="ce32" style:family="table-cell" style:parent-style-name="Default">
      <style:table-cell-properties fo:background-color="#ffff99"/>
      <style:text-properties style:use-window-font-color="true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99" fo:border="none"/>
      <style:text-properties style:font-name="Liberation Sans" style:font-name-asian="DejaVu Sans1" style:font-name-complex="DejaVu Sans1"/>
    </style:style>
    <style:style style:name="ce36" style:family="table-cell" style:parent-style-name="Default" style:data-style-name="N0">
      <style:table-cell-properties fo:wrap-option="wrap"/>
      <style:text-properties fo:color="#b3b3b3" style:text-outline="false" style:text-line-through-style="none" style:font-name="Liberation Serif" fo:font-size="8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ackground-color="#00ff00"/>
      <style:text-properties fo:font-size="8pt"/>
    </style:style>
    <style:style style:name="ce38" style:family="table-cell" style:parent-style-name="Default" style:data-style-name="N0">
      <style:text-properties fo:font-size="8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ce8"/>
        <table:table-column table:style-name="co4" table:default-cell-style-name="Default"/>
        <table:table-column table:style-name="co3" table:default-cell-style-name="ce8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3" table:default-cell-style-name="ce8"/>
        <table:table-column table:style-name="co8" table:default-cell-style-name="Default"/>
        <table:table-column table:style-name="co3" table:default-cell-style-name="ce8"/>
        <table:table-column table:style-name="co9" table:default-cell-style-name="Default"/>
        <table:table-column table:style-name="co3" table:default-cell-style-name="ce8"/>
        <table:table-column table:style-name="co11" table:default-cell-style-name="ce30"/>
        <table:table-column table:style-name="co3" table:default-cell-style-name="ce8"/>
        <table:table-column table:style-name="co12" table:default-cell-style-name="ce30"/>
        <table:table-column table:style-name="co3" table:default-cell-style-name="ce8"/>
        <table:table-column table:style-name="co13" table:default-cell-style-name="ce30"/>
        <table:table-column table:style-name="co3" table:default-cell-style-name="ce8"/>
        <table:table-column table:style-name="co14" table:default-cell-style-name="Default"/>
        <table:table-column table:style-name="co3" table:default-cell-style-name="ce8"/>
        <table:table-column table:style-name="co15" table:default-cell-style-name="Default"/>
        <table:table-column table:style-name="co3" table:default-cell-style-name="ce8"/>
        <table:table-column table:style-name="co16" table:default-cell-style-name="Default"/>
        <table:table-column table:style-name="co3" table:default-cell-style-name="ce8"/>
        <table:table-column table:style-name="co17" table:default-cell-style-name="Default"/>
        <table:table-column table:style-name="co3" table:default-cell-style-name="ce8"/>
        <table:table-column table:style-name="co18" table:default-cell-style-name="Default"/>
        <table:table-column table:style-name="co19" table:default-cell-style-name="ce8"/>
        <table:table-column table:style-name="co20" table:default-cell-style-name="Default"/>
        <table:table-column table:style-name="co21" table:default-cell-style-name="ce8"/>
        <table:table-column table:style-name="co22" table:default-cell-style-name="Default"/>
        <table:table-column table:style-name="co23" table:default-cell-style-name="ce8"/>
        <table:table-column table:style-name="co24" table:default-cell-style-name="Default"/>
        <table:table-column table:style-name="co25" table:default-cell-style-name="ce8"/>
        <table:table-column table:style-name="co26" table:default-cell-style-name="Default"/>
        <table:table-column table:style-name="co23" table:default-cell-style-name="ce8"/>
        <table:table-column table:style-name="co27" table:default-cell-style-name="Default"/>
        <table:table-column table:style-name="co10" table:number-columns-repeated="985" table:default-cell-style-name="Default"/>
        <table:table-row table:style-name="ro2">
          <table:table-cell table:number-columns-repeated="2"/>
          <table:table-cell table:style-name="ce7" office:value-type="string">
            <text:p>Variables:</text:p>
          </table:table-cell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</text:p>
          </table:table-cell>
          <table:table-cell office:value-type="string">
            <text:p>=</text:p>
          </table:table-cell>
          <table:table-cell table:style-name="ce8" office:value-type="string">
            <text:p>sda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1">
            <text:p>1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2"/>
          <table:table-cell table:style-name="ce7" office:value-type="string">
            <text:p>http://conky.sourceforge.net/variables.html</text:p>
          </table:table-cell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home</text:p>
          </table:table-cell>
          <table:table-cell office:value-type="string">
            <text:p>=</text:p>
          </table:table-cell>
          <table:table-cell table:style-name="ce8" office:value-type="string">
            <text:p>sda</text:p>
          </table:table-cell>
          <table:table-cell/>
          <table:table-cell table:style-name="ce8"/>
          <table:table-cell/>
          <table:table-cell table:style-name="ce8" office:value-type="string">
            <text:p>color1</text:p>
          </table:table-cell>
          <table:table-cell office:value-type="string">
            <text:p>=</text:p>
          </table:table-cell>
          <table:table-cell table:style-name="ce8" office:value-type="string">
            <text:p>ffffff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2">
            <text:p>2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media/datadisk</text:p>
          </table:table-cell>
          <table:table-cell office:value-type="string">
            <text:p>=</text:p>
          </table:table-cell>
          <table:table-cell table:style-name="ce8" office:value-type="string">
            <text:p>sdb</text:p>
          </table:table-cell>
          <table:table-cell/>
          <table:table-cell table:style-name="ce8"/>
          <table:table-cell/>
          <table:table-cell table:style-name="ce8" office:value-type="string">
            <text:p>color2</text:p>
          </table:table-cell>
          <table:table-cell office:value-type="string">
            <text:p>=</text:p>
          </table:table-cell>
          <table:table-cell table:style-name="ce8" office:value-type="string">
            <text:p>ff0000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3">
            <text:p>3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2"/>
          <table:table-cell table:style-name="ce7" office:value-type="string">
            <text:p>Colorcodes:</text:p>
          </table:table-cell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media/misc</text:p>
          </table:table-cell>
          <table:table-cell office:value-type="string">
            <text:p>=</text:p>
          </table:table-cell>
          <table:table-cell table:style-name="ce8" office:value-type="string">
            <text:p>sda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4">
            <text:p>4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3">
          <table:table-cell table:number-columns-repeated="2"/>
          <table:table-cell table:style-name="ce7" office:value-type="string">
            <text:p>http://sedition.com/perl/rgb.html</text:p>
          </table:table-cell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media/warez</text:p>
          </table:table-cell>
          <table:table-cell office:value-type="string">
            <text:p>=</text:p>
          </table:table-cell>
          <table:table-cell table:style-name="ce8" office:value-type="string">
            <text:p>sd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5">
            <text:p>5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3">
          <table:table-cell table:number-columns-repeated="2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media/movies</text:p>
          </table:table-cell>
          <table:table-cell office:value-type="string">
            <text:p>=</text:p>
          </table:table-cell>
          <table:table-cell table:style-name="ce8" office:value-type="string">
            <text:p>sdc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6">
            <text:p>6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3">
          <table:table-cell table:number-columns-repeated="2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/media/stuff</text:p>
          </table:table-cell>
          <table:table-cell office:value-type="string">
            <text:p>=</text:p>
          </table:table-cell>
          <table:table-cell table:style-name="ce8" office:value-type="string">
            <text:p>sdc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float" office:value="7">
            <text:p>7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2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2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eth0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3">
          <table:table-cell table:number-columns-repeated="2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lo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2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>
            <text:p>vboxnet0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2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number-columns-repeated="4"/>
          <table:table-cell table:style-name="ce19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2">
          <table:table-cell table:style-name="ce1" office:value-type="string">
            <text:p>Width Config</text:p>
          </table:table-cell>
          <table:table-cell table:style-name="ce4"/>
          <table:table-cell table:style-name="ce9"/>
          <table:table-cell table:style-name="ce15"/>
          <table:table-cell table:style-name="ce20" office:value-type="string">
            <text:p>80</text:p>
          </table:table-cell>
          <table:table-cell table:style-name="ce15"/>
          <table:table-cell table:style-name="ce20" office:value-type="float" office:value="80">
            <text:p>80</text:p>
          </table:table-cell>
          <table:table-cell table:style-name="ce15"/>
          <table:table-cell table:style-name="ce20" office:value-type="float" office:value="70">
            <text:p>70</text:p>
          </table:table-cell>
          <table:table-cell table:style-name="ce15"/>
          <table:table-cell table:style-name="ce20" office:value-type="float" office:value="50">
            <text:p>50</text:p>
          </table:table-cell>
          <table:table-cell table:style-name="ce15"/>
          <table:table-cell table:style-name="ce20" office:value-type="float" office:value="120">
            <text:p>120</text:p>
          </table:table-cell>
          <table:table-cell table:style-name="ce15"/>
          <table:table-cell table:style-name="ce20" office:value-type="float" office:value="60">
            <text:p>60</text:p>
          </table:table-cell>
          <table:table-cell table:style-name="ce15"/>
          <table:table-cell table:style-name="ce20" office:value-type="float" office:value="60">
            <text:p>60</text:p>
          </table:table-cell>
          <table:table-cell table:style-name="ce15"/>
          <table:table-cell table:style-name="ce20" office:value-type="float" office:value="40">
            <text:p>40</text:p>
          </table:table-cell>
          <table:table-cell table:style-name="ce15"/>
          <table:table-cell table:style-name="ce20" office:value-type="float" office:value="70">
            <text:p>70</text:p>
          </table:table-cell>
          <table:table-cell table:style-name="ce15"/>
          <table:table-cell table:style-name="ce20" office:value-type="float" office:value="100">
            <text:p>100</text:p>
          </table:table-cell>
          <table:table-cell table:style-name="ce15"/>
          <table:table-cell table:style-name="ce20" office:value-type="float" office:value="80">
            <text:p>80</text:p>
          </table:table-cell>
          <table:table-cell table:style-name="ce15"/>
          <table:table-cell table:style-name="ce20" office:value-type="float" office:value="130">
            <text:p>130</text:p>
          </table:table-cell>
          <table:table-cell table:style-name="ce15"/>
          <table:table-cell table:style-name="ce20" office:value-type="float" office:value="230">
            <text:p>230</text:p>
          </table:table-cell>
          <table:table-cell table:style-name="ce15"/>
          <table:table-cell table:style-name="ce34" office:value-type="float" office:value="120">
            <text:p>120</text:p>
          </table:table-cell>
          <table:table-cell table:style-name="ce15"/>
          <table:table-cell table:style-name="ce34" office:value-type="float" office:value="70">
            <text:p>70</text:p>
          </table:table-cell>
          <table:table-cell table:style-name="ce15"/>
          <table:table-cell table:style-name="ce34" office:value-type="float" office:value="70">
            <text:p>70</text:p>
          </table:table-cell>
          <table:table-cell table:style-name="ce15"/>
          <table:table-cell table:style-name="ce34" office:value-type="float" office:value="70">
            <text:p>70</text:p>
          </table:table-cell>
          <table:table-cell table:style-name="ce15"/>
          <table:table-cell table:style-name="ce34"/>
          <table:table-cell table:style-name="ce37" table:number-columns-repeated="4"/>
          <table:table-cell table:style-name="ce38" table:number-columns-repeated="981"/>
        </table:table-row>
        <table:table-row table:style-name="ro4">
          <table:table-cell table:number-columns-repeated="3"/>
          <table:table-cell table:style-name="ce16" office:value-type="float" office:value="5">
            <text:p>5</text:p>
          </table:table-cell>
          <table:table-cell table:style-name="ce8"/>
          <table:table-cell table:style-name="ce16" table:formula="of:=[.D15]+[.E14]" office:value-type="float" office:value="85">
            <text:p>85</text:p>
          </table:table-cell>
          <table:table-cell table:style-name="ce8"/>
          <table:table-cell table:style-name="ce16" table:formula="of:=[.F15]+[.G14]" office:value-type="float" office:value="165">
            <text:p>165</text:p>
          </table:table-cell>
          <table:table-cell table:style-name="ce8"/>
          <table:table-cell table:style-name="ce16" table:formula="of:=[.H15]+[.I14]" office:value-type="float" office:value="235">
            <text:p>235</text:p>
          </table:table-cell>
          <table:table-cell table:style-name="ce8"/>
          <table:table-cell table:style-name="ce16" table:formula="of:=[.J15]+[.K14]" office:value-type="float" office:value="285">
            <text:p>285</text:p>
          </table:table-cell>
          <table:table-cell table:style-name="ce8"/>
          <table:table-cell table:style-name="ce16" table:formula="of:=[.L15]+[.M14]" office:value-type="float" office:value="405">
            <text:p>405</text:p>
          </table:table-cell>
          <table:table-cell table:style-name="ce8"/>
          <table:table-cell table:style-name="ce16" table:formula="of:=[.N15]+[.O14]" office:value-type="float" office:value="465">
            <text:p>465</text:p>
          </table:table-cell>
          <table:table-cell table:style-name="ce8"/>
          <table:table-cell table:style-name="ce16" table:formula="of:=[.P15]+[.Q14]" office:value-type="float" office:value="525">
            <text:p>525</text:p>
          </table:table-cell>
          <table:table-cell table:style-name="ce8"/>
          <table:table-cell table:style-name="ce16" table:formula="of:=[.R15]+[.S14]" office:value-type="float" office:value="565">
            <text:p>565</text:p>
          </table:table-cell>
          <table:table-cell table:style-name="ce8"/>
          <table:table-cell table:style-name="ce16" table:formula="of:=[.T15]+[.U14]" office:value-type="float" office:value="635">
            <text:p>635</text:p>
          </table:table-cell>
          <table:table-cell table:style-name="ce8"/>
          <table:table-cell table:style-name="ce16" table:formula="of:=[.V15]+[.W14]" office:value-type="float" office:value="735">
            <text:p>735</text:p>
          </table:table-cell>
          <table:table-cell table:style-name="ce8"/>
          <table:table-cell table:style-name="ce16" table:formula="of:=[.X15]+[.Y14]" office:value-type="float" office:value="815">
            <text:p>815</text:p>
          </table:table-cell>
          <table:table-cell table:style-name="ce8"/>
          <table:table-cell table:style-name="ce16" table:formula="of:=[.Z15]+[.AA14]" office:value-type="float" office:value="945">
            <text:p>945</text:p>
          </table:table-cell>
          <table:table-cell table:style-name="ce8"/>
          <table:table-cell table:style-name="ce16" table:formula="of:=[.AB15]+[.AC14]" office:value-type="float" office:value="1175">
            <text:p>1175</text:p>
          </table:table-cell>
          <table:table-cell table:style-name="ce16" office:value-type="string">
            <text:p>name</text:p>
          </table:table-cell>
          <table:table-cell table:style-name="ce16" table:formula="of:=[.AD15]+[.AE14]" office:value-type="float" office:value="1295">
            <text:p>1295</text:p>
          </table:table-cell>
          <table:table-cell table:style-name="ce16" office:value-type="string">
            <text:p>cpu</text:p>
          </table:table-cell>
          <table:table-cell table:style-name="ce16" table:formula="of:=[.AF15]+[.AG14]" office:value-type="float" office:value="1365">
            <text:p>1365</text:p>
          </table:table-cell>
          <table:table-cell table:style-name="ce16" office:value-type="string">
            <text:p>mem</text:p>
          </table:table-cell>
          <table:table-cell table:style-name="ce16" table:formula="of:=[.AH15]+[.AI14]" office:value-type="float" office:value="1435">
            <text:p>1435</text:p>
          </table:table-cell>
          <table:table-cell table:style-name="ce16" office:value-type="string">
            <text:p>pid</text:p>
          </table:table-cell>
          <table:table-cell table:style-name="ce16" table:formula="of:=[.AJ15]+[.AK14]" office:value-type="float" office:value="1505">
            <text:p>1505</text:p>
          </table:table-cell>
          <table:table-cell table:style-name="ce36" office:value-type="string">
            <text:p>io_perc</text:p>
          </table:table-cell>
          <table:table-cell table:number-columns-repeated="985"/>
        </table:table-row>
        <table:table-row table:style-name="ro4">
          <table:table-cell table:style-name="ce2" office:value-type="string">
            <text:p>display row 1</text:p>
          </table:table-cell>
          <table:table-cell table:style-name="ce5"/>
          <table:table-cell table:style-name="ce10" office:value-type="string">
            <text:p>${font Monospace:size=12}</text:p>
          </table:table-cell>
          <table:table-cell table:style-name="ce10" table:formula="of:=&quot;${goto &quot;&amp;[.D$15]&amp;&quot;}&quot;" office:value-type="string" office:string-value="${goto 5}">
            <text:p>${goto 5}</text:p>
          </table:table-cell>
          <table:table-cell table:style-name="ce21" office:value-type="string">
            <text:p>INFO: </text:p>
          </table:table-cell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 table:formula="of:=&quot;${goto &quot;&amp;[.L$15]&amp;&quot;}&quot;" office:value-type="string" office:string-value="${goto 285}">
            <text:p>${goto 285}</text:p>
          </table:table-cell>
          <table:table-cell table:style-name="ce21" office:value-type="string">
            <text:p>DISK:</text:p>
          </table:table-cell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31"/>
          <table:table-cell table:style-name="ce10"/>
          <table:table-cell table:style-name="ce21"/>
          <table:table-cell table:style-name="ce10"/>
          <table:table-cell table:style-name="ce21"/>
          <table:table-cell table:style-name="ce10" table:formula="of:=&quot;${goto &quot;&amp;[.X$15]&amp;&quot;}&quot;" office:value-type="string" office:string-value="${goto 735}">
            <text:p>${goto 735}</text:p>
          </table:table-cell>
          <table:table-cell table:style-name="ce21" office:value-type="string">
            <text:p>NETWORK:</text:p>
          </table:table-cell>
          <table:table-cell table:style-name="ce10"/>
          <table:table-cell table:style-name="ce21"/>
          <table:table-cell table:style-name="ce10" table:formula="of:=&quot;${goto &quot;&amp;[.AB$15]&amp;&quot;}&quot;" office:value-type="string" office:string-value="${goto 945}">
            <text:p>${goto 945}</text:p>
          </table:table-cell>
          <table:table-cell table:style-name="ce21" office:value-type="string">
            <text:p>TIME:</text:p>
          </table:table-cell>
          <table:table-cell table:style-name="ce10" table:formula="of:=&quot;${goto &quot;&amp;[.AD$15]&amp;&quot;}&quot;" office:value-type="string" office:string-value="${goto 1175}">
            <text:p>${goto 1175}</text:p>
          </table:table-cell>
          <table:table-cell table:style-name="ce21" office:value-type="string">
            <text:p>PROC:${font Monospace:size=9} count: ${processes}</text:p>
          </table:table-cell>
          <table:table-cell table:style-name="ce24" table:formula="of:=&quot;${goto &quot;&amp;[.AF$15]&amp;&quot;}&quot;" office:value-type="string" office:string-value="${goto 1295}">
            <text:p>${goto 1295}</text:p>
          </table:table-cell>
          <table:table-cell table:style-name="ce22" office:value-type="string">
            <text:p><text:s text:c="3"/>load: ${loadavg}</text:p>
          </table:table-cell>
          <table:table-cell table:style-name="ce24" table:formula="of:=&quot;${goto &quot;&amp;[.AH$15]&amp;&quot;}&quot;" office:value-type="string" office:string-value="${goto 1365}">
            <text:p>${goto 1365}</text:p>
          </table:table-cell>
          <table:table-cell/>
          <table:table-cell table:style-name="ce24"/>
          <table:table-cell table:style-name="ce21"/>
          <table:table-cell table:style-name="ce10"/>
          <table:table-cell table:number-columns-repeated="5" table:style-name="ce21"/>
          <table:table-cell table:number-columns-repeated="61"/>
          <table:table-cell table:number-columns-repeated="920"/>
        </table:table-row>
        <table:table-row table:style-name="ro4">
          <table:table-cell table:style-name="ce2" office:value-type="string">
            <text:p>display row 2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15]&amp;&quot;}&quot;" office:value-type="string" office:string-value="${goto 5}">
            <text:p>${goto 5}</text:p>
          </table:table-cell>
          <table:table-cell table:style-name="ce22" office:value-type="string">
            <text:p>user:</text:p>
          </table:table-cell>
          <table:table-cell table:style-name="ce24" table:formula="of:=&quot;${goto &quot;&amp;[.F$15]&amp;&quot;}&quot;" office:value-type="string" office:string-value="${goto 85}">
            <text:p>${goto 85}</text:p>
          </table:table-cell>
          <table:table-cell table:style-name="ce22" office:value-type="string">
            <text:p>${exec whoami}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 table:formula="of:=&quot;${goto &quot;&amp;[.N$15]&amp;&quot;}&quot;" office:value-type="string" office:string-value="${goto 405}">
            <text:p>${goto 405}</text:p>
          </table:table-cell>
          <table:table-cell table:style-name="ce22" office:value-type="string">
            <text:p>used</text:p>
          </table:table-cell>
          <table:table-cell table:style-name="ce24" table:formula="of:=&quot;${goto &quot;&amp;[.P$15]&amp;&quot;}&quot;" office:value-type="string" office:string-value="${goto 465}">
            <text:p>${goto 465}</text:p>
          </table:table-cell>
          <table:table-cell table:style-name="ce21" office:value-type="string">
            <text:p>size</text:p>
          </table:table-cell>
          <table:table-cell table:style-name="ce24" table:formula="of:=&quot;${goto &quot;&amp;[.R$15]&amp;&quot;}&quot;" office:value-type="string" office:string-value="${goto 525}">
            <text:p>${goto 525}</text:p>
          </table:table-cell>
          <table:table-cell table:style-name="ce32" office:value-type="string">
            <text:p>free</text:p>
          </table:table-cell>
          <table:table-cell table:style-name="ce24"/>
          <table:table-cell table:style-name="ce22"/>
          <table:table-cell table:style-name="ce24" table:formula="of:=&quot;${goto &quot;&amp;[.V$15]&amp;&quot;}&quot;" office:value-type="string" office:string-value="${goto 635}">
            <text:p>${goto 635}</text:p>
          </table:table-cell>
          <table:table-cell table:style-name="ce33" office:value-type="string">
            <text:p>i/o</text:p>
          </table:table-cell>
          <table:table-cell table:style-name="ce10" table:formula="of:=&quot;${goto &quot;&amp;[.X$15]&amp;&quot;}&quot;" office:value-type="string" office:string-value="${goto 735}">
            <text:p>${goto 735}</text:p>
          </table:table-cell>
          <table:table-cell table:style-name="ce22" office:value-type="string">
            <text:p>host:</text:p>
          </table:table-cell>
          <table:table-cell table:style-name="ce24" table:formula="of:=&quot;${goto &quot;&amp;[.Z$15]&amp;&quot;}&quot;" office:value-type="string" office:string-value="${goto 815}">
            <text:p>${goto 815}</text:p>
          </table:table-cell>
          <table:table-cell table:style-name="ce22" office:value-type="string">
            <text:p>${nodename}</text:p>
          </table:table-cell>
          <table:table-cell table:style-name="ce24" table:formula="of:=&quot;${goto &quot;&amp;[.AB$15]&amp;&quot;}&quot;" office:value-type="string" office:string-value="${goto 945}">
            <text:p>${goto 945}</text:p>
          </table:table-cell>
          <table:table-cell table:style-name="ce22" office:value-type="string">
            <text:p>${time %H:%M} <text:s/>${time %d/%m/%Y}</text:p>
          </table:table-cell>
          <table:table-cell table:style-name="ce24" table:formula="of:=&quot;${goto &quot;&amp;[.AD$15]&amp;&quot;}&quot;" office:value-type="string" office:string-value="${goto 1175}">
            <text:p>${goto 1175}</text:p>
          </table:table-cell>
          <table:table-cell table:style-name="ce22" office:value-type="string">
            <text:p>name</text:p>
          </table:table-cell>
          <table:table-cell table:style-name="ce24" table:formula="of:=&quot;${goto &quot;&amp;[.AF$15]&amp;&quot;}&quot;" office:value-type="string" office:string-value="${goto 1295}">
            <text:p>${goto 1295}</text:p>
          </table:table-cell>
          <table:table-cell table:style-name="ce22" office:value-type="string">
            <text:p><text:s text:c="2"/>cpu</text:p>
          </table:table-cell>
          <table:table-cell table:style-name="ce24" table:formula="of:=&quot;${goto &quot;&amp;[.AH$15]&amp;&quot;}&quot;" office:value-type="string" office:string-value="${goto 1365}">
            <text:p>${goto 1365}</text:p>
          </table:table-cell>
          <table:table-cell table:style-name="ce22" office:value-type="string">
            <text:p><text:s text:c="2"/>mem</text:p>
          </table:table-cell>
          <table:table-cell table:style-name="ce24" table:formula="of:=&quot;${goto &quot;&amp;[.AJ$15]&amp;&quot;}&quot;" office:value-type="string" office:string-value="${goto 1435}">
            <text:p>${goto 1435}</text:p>
          </table:table-cell>
          <table:table-cell table:style-name="ce21" office:value-type="string">
            <text:p><text:s text:c="2"/>pid</text:p>
          </table:table-cell>
          <table:table-cell table:style-name="ce24" table:formula="of:=&quot;${goto &quot;&amp;[.AL$15]&amp;&quot;}&quot;" office:value-type="string" office:string-value="${goto 1505}">
            <text:p>${goto 1505}</text:p>
          </table:table-cell>
          <table:table-cell table:style-name="ce21" office:value-type="string">
            <text:p><text:s text:c="2"/>i/o</text:p>
          </table:table-cell>
          <table:table-cell table:number-columns-repeated="4" table:style-name="ce21"/>
          <table:table-cell table:number-columns-repeated="61"/>
          <table:table-cell table:number-columns-repeated="920"/>
        </table:table-row>
        <table:table-row table:style-name="ro4">
          <table:table-cell table:style-name="ce2" office:value-type="string">
            <text:p>display row 3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15]&amp;&quot;}&quot;" office:value-type="string" office:string-value="${goto 5}">
            <text:p>${goto 5}</text:p>
          </table:table-cell>
          <table:table-cell table:style-name="ce22" office:value-type="string">
            <text:p>kernel:</text:p>
          </table:table-cell>
          <table:table-cell table:style-name="ce24" table:formula="of:=&quot;${goto &quot;&amp;[.F$15]&amp;&quot;}&quot;" office:value-type="string" office:string-value="${goto 85}">
            <text:p>${goto 85}</text:p>
          </table:table-cell>
          <table:table-cell table:style-name="ce22" office:value-type="string">
            <text:p>${kernel} ${machine}</text:p>
          </table:table-cell>
          <table:table-cell table:style-name="ce24"/>
          <table:table-cell table:style-name="ce22"/>
          <table:table-cell table:style-name="ce24"/>
          <table:table-cell table:style-name="ce27"/>
          <table:table-cell table:style-name="ce24" table:formula="of:=&quot;${goto &quot;&amp;[.L$15]&amp;&quot;}&quot;" office:value-type="string" office:string-value="${goto 285}">
            <text:p>${goto 285}</text:p>
          </table:table-cell>
          <table:table-cell table:style-name="ce22" table:formula="of:=[.O1]" office:value-type="string" office:string-value="/">
            <text:p>/</text:p>
          </table:table-cell>
          <table:table-cell table:style-name="ce24" table:formula="of:=&quot;${goto &quot;&amp;[.N$15]&amp;&quot;}&quot;" office:value-type="string" office:string-value="${goto 405}">
            <text:p>${goto 405}</text:p>
          </table:table-cell>
          <table:table-cell table:style-name="ce22" table:formula="of:=&quot;${fs_bar 10,50 &quot;&amp;[.M18]&amp;&quot;}&quot;" office:value-type="string" office:string-value="${fs_bar 10,50 /}">
            <text:p>${fs_bar 10,50 /}</text:p>
          </table:table-cell>
          <table:table-cell table:style-name="ce24" table:formula="of:=&quot;${goto &quot;&amp;[.P$15]&amp;&quot;}&quot;" office:value-type="string" office:string-value="${goto 465}">
            <text:p>${goto 465}</text:p>
          </table:table-cell>
          <table:table-cell table:style-name="ce22" table:formula="of:=&quot;${fs_size &quot;&amp;[.M18]&amp;&quot;}&quot;" office:value-type="string" office:string-value="${fs_size /}">
            <text:p>${fs_size /}</text:p>
          </table:table-cell>
          <table:table-cell table:style-name="ce24" table:formula="of:=&quot;${goto &quot;&amp;[.R$15]&amp;&quot;}&quot;" office:value-type="string" office:string-value="${goto 525}">
            <text:p>${goto 525}</text:p>
          </table:table-cell>
          <table:table-cell table:style-name="ce32" table:formula="of:=&quot;${fs_free_perc &quot;&amp;[.M18]&amp;&quot;} %&quot;" office:value-type="string" office:string-value="${fs_free_perc /} %">
            <text:p>${fs_free_perc /} %</text:p>
          </table:table-cell>
          <table:table-cell table:style-name="ce24" table:formula="of:=&quot;${goto &quot;&amp;[.T$15]&amp;&quot;}&quot;" office:value-type="string" office:string-value="${goto 565}">
            <text:p>${goto 565}</text:p>
          </table:table-cell>
          <table:table-cell table:style-name="ce23" table:formula="of:=&quot;${fs_free &quot;&amp;[.M18]&amp;&quot;}&quot;" office:value-type="string" office:string-value="${fs_free /}">
            <text:p>${fs_free /}</text:p>
          </table:table-cell>
          <table:table-cell table:style-name="ce24" table:formula="of:=&quot;${goto &quot;&amp;[.V$15]&amp;&quot;}&quot;" office:value-type="string" office:string-value="${goto 635}">
            <text:p>${goto 635}</text:p>
          </table:table-cell>
          <table:table-cell table:style-name="ce33" table:formula="of:=&quot;${diskiograph &quot;&amp;[.Q1]&amp;&quot; 10,50 &quot;&amp;[.$W$2]&amp;&quot; &quot;&amp;[.$W$3]&amp;&quot; -t -l}&quot;" office:value-type="string" office:string-value="${diskiograph sda 10,50 ffffff ff0000 -t -l}">
            <text:p>${diskiograph sda 10,50 ffffff ff0000 -t -l}</text:p>
          </table:table-cell>
          <table:table-cell table:style-name="ce24" table:formula="of:=&quot;${goto &quot;&amp;[.X$15]&amp;&quot;}&quot;" office:value-type="string" office:string-value="${goto 735}">
            <text:p>${goto 735}</text:p>
          </table:table-cell>
          <table:table-cell table:style-name="ce22" office:value-type="string">
            <text:p>up:</text:p>
          </table:table-cell>
          <table:table-cell table:style-name="ce24" table:formula="of:=&quot;${goto &quot;&amp;[.Z$15]&amp;&quot;}&quot;" office:value-type="string" office:string-value="${goto 815}">
            <text:p>${goto 815}</text:p>
          </table:table-cell>
          <table:table-cell table:style-name="ce22" table:formula="of:=&quot;${upspeedgraph eth0 10,50 &quot;&amp;[.$W$2]&amp;&quot; &quot;&amp;[.$W$3]&amp;&quot; -t -l}  ${upspeed}&quot;" office:value-type="string" office:string-value="${upspeedgraph eth0 10,50 ffffff ff0000 -t -l}  ${upspeed}">
            <text:p>${upspeedgraph eth0 10,50 ffffff ff0000 -t -l} <text:s/>${upspeed}</text:p>
          </table:table-cell>
          <table:table-cell table:style-name="ce24" table:formula="of:=&quot;${goto &quot;&amp;[.AB$15]&amp;&quot;}&quot;" office:value-type="string" office:string-value="${goto 945}">
            <text:p>${goto 945}</text:p>
          </table:table-cell>
          <table:table-cell table:style-name="ce22" office:value-type="string">
            <text:p>${time %A}, ${time %d} ${time %B} ${time %Y}</text:p>
          </table:table-cell>
          <table:table-cell table:style-name="ce24" table:formula="of:=&quot;${goto &quot;&amp;[.AD$15]&amp;&quot;}&quot;" office:value-type="string" office:string-value="${goto 1175}">
            <text:p>${goto 1175}</text:p>
          </table:table-cell>
          <table:table-cell table:style-name="ce23" table:formula="of:=&quot;${top &quot;&amp;[.AE$15]&amp;&quot; &quot;&amp;[.$AE1]&amp;&quot;}&quot;" office:value-type="string" office:string-value="${top name 1}">
            <text:p>${top name 1}</text:p>
          </table:table-cell>
          <table:table-cell table:style-name="ce24" table:formula="of:=&quot;${goto &quot;&amp;[.AF$15]&amp;&quot;}&quot;" office:value-type="string" office:string-value="${goto 1295}">
            <text:p>${goto 1295}</text:p>
          </table:table-cell>
          <table:table-cell table:style-name="ce23" table:formula="of:=&quot;${top &quot;&amp;[.AG$15]&amp;&quot; &quot;&amp;[.$AE1]&amp;&quot;} %&quot;" office:value-type="string" office:string-value="${top cpu 1} %">
            <text:p>${top cpu 1} %</text:p>
          </table:table-cell>
          <table:table-cell table:style-name="ce24" table:formula="of:=&quot;${goto &quot;&amp;[.AH$15]&amp;&quot;}&quot;" office:value-type="string" office:string-value="${goto 1365}">
            <text:p>${goto 1365}</text:p>
          </table:table-cell>
          <table:table-cell table:style-name="ce23" table:formula="of:=&quot;${top &quot;&amp;[.AI$15]&amp;&quot; &quot;&amp;[.$AE1]&amp;&quot;} %&quot;" office:value-type="string" office:string-value="${top mem 1} %">
            <text:p>${top mem 1} %</text:p>
          </table:table-cell>
          <table:table-cell table:style-name="ce24" table:formula="of:=&quot;${goto &quot;&amp;[.AJ$15]&amp;&quot;}&quot;" office:value-type="string" office:string-value="${goto 1435}">
            <text:p>${goto 1435}</text:p>
          </table:table-cell>
          <table:table-cell table:style-name="ce35" table:formula="of:=&quot;${top &quot;&amp;[.AK$15]&amp;&quot; &quot;&amp;[.$AE1]&amp;&quot;}&quot;" office:value-type="string" office:string-value="${top pid 1}">
            <text:p>${top pid 1}</text:p>
          </table:table-cell>
          <table:table-cell table:style-name="ce24" table:formula="of:=&quot;${goto &quot;&amp;[.AL$15]&amp;&quot;}&quot;" office:value-type="string" office:string-value="${goto 1505}">
            <text:p>${goto 1505}</text:p>
          </table:table-cell>
          <table:table-cell table:style-name="ce35" table:formula="of:=&quot;${top &quot;&amp;[.AM$15]&amp;&quot; &quot;&amp;[.$AE1]&amp;&quot;} %&quot;" office:value-type="string" office:string-value="${top io_perc 1} %">
            <text:p>${top io_perc 1} %</text:p>
          </table:table-cell>
          <table:table-cell table:number-columns-repeated="4" table:style-name="ce21"/>
          <table:table-cell table:number-columns-repeated="61"/>
          <table:table-cell table:number-columns-repeated="920"/>
        </table:table-row>
        <table:table-row table:style-name="ro4">
          <table:table-cell table:style-name="ce2" office:value-type="string">
            <text:p>display row 4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15]&amp;&quot;}&quot;" office:value-type="string" office:string-value="${goto 5}">
            <text:p>${goto 5}</text:p>
          </table:table-cell>
          <table:table-cell table:style-name="ce23" office:value-type="string">
            <text:p>cpu1:</text:p>
          </table:table-cell>
          <table:table-cell table:style-name="ce24" table:formula="of:=&quot;${goto &quot;&amp;[.F$15]&amp;&quot;}&quot;" office:value-type="string" office:string-value="${goto 85}">
            <text:p>${goto 85}</text:p>
          </table:table-cell>
          <table:table-cell table:style-name="ce23" office:value-type="string">
            <text:p>${freq 1} MHz</text:p>
          </table:table-cell>
          <table:table-cell table:style-name="ce24" table:formula="of:=&quot;${goto &quot;&amp;[.H$15]&amp;&quot;}&quot;" office:value-type="string" office:string-value="${goto 165}">
            <text:p>${goto 165}</text:p>
          </table:table-cell>
          <table:table-cell table:style-name="ce22" table:formula="of:=&quot;${cpugraph cpu1 10,50 &quot;&amp;[.$W$2]&amp;&quot; &quot;&amp;[.$W$3]&amp;&quot; -t -l}&quot;" office:value-type="string" office:string-value="${cpugraph cpu1 10,50 ffffff ff0000 -t -l}">
            <text:p>${cpugraph cpu1 10,50 ffffff ff0000 -t -l}</text:p>
          </table:table-cell>
          <table:table-cell table:style-name="ce24" table:formula="of:=&quot;${goto &quot;&amp;[.J$15]&amp;&quot;}&quot;" office:value-type="string" office:string-value="${goto 235}">
            <text:p>${goto 235}</text:p>
          </table:table-cell>
          <table:table-cell table:style-name="ce22" office:value-type="string">
            <text:p>${cpu cpu1} %</text:p>
          </table:table-cell>
          <table:table-cell table:style-name="ce24" table:formula="of:=&quot;${goto &quot;&amp;[.L$15]&amp;&quot;}&quot;" office:value-type="string" office:string-value="${goto 285}">
            <text:p>${goto 285}</text:p>
          </table:table-cell>
          <table:table-cell table:style-name="ce22" table:formula="of:=[.O2]" office:value-type="string" office:string-value="/home">
            <text:p>/home</text:p>
          </table:table-cell>
          <table:table-cell table:style-name="ce24" table:formula="of:=&quot;${goto &quot;&amp;[.N$15]&amp;&quot;}&quot;" office:value-type="string" office:string-value="${goto 405}">
            <text:p>${goto 405}</text:p>
          </table:table-cell>
          <table:table-cell table:style-name="ce22" table:formula="of:=&quot;${fs_bar 10,50 &quot;&amp;[.M19]&amp;&quot;}&quot;" office:value-type="string" office:string-value="${fs_bar 10,50 /home}">
            <text:p>${fs_bar 10,50 /home}</text:p>
          </table:table-cell>
          <table:table-cell table:style-name="ce24" table:formula="of:=&quot;${goto &quot;&amp;[.P$15]&amp;&quot;}&quot;" office:value-type="string" office:string-value="${goto 465}">
            <text:p>${goto 465}</text:p>
          </table:table-cell>
          <table:table-cell table:style-name="ce22" table:formula="of:=&quot;${fs_size &quot;&amp;[.M19]&amp;&quot;}&quot;" office:value-type="string" office:string-value="${fs_size /home}">
            <text:p>${fs_size /home}</text:p>
          </table:table-cell>
          <table:table-cell table:style-name="ce24" table:formula="of:=&quot;${goto &quot;&amp;[.R$15]&amp;&quot;}&quot;" office:value-type="string" office:string-value="${goto 525}">
            <text:p>${goto 525}</text:p>
          </table:table-cell>
          <table:table-cell table:style-name="ce32" table:formula="of:=&quot;${fs_free_perc &quot;&amp;[.M19]&amp;&quot;} %&quot;" office:value-type="string" office:string-value="${fs_free_perc /home} %">
            <text:p>${fs_free_perc /home} %</text:p>
          </table:table-cell>
          <table:table-cell table:style-name="ce24" table:formula="of:=&quot;${goto &quot;&amp;[.T$15]&amp;&quot;}&quot;" office:value-type="string" office:string-value="${goto 565}">
            <text:p>${goto 565}</text:p>
          </table:table-cell>
          <table:table-cell table:style-name="ce23" table:formula="of:=&quot;${fs_free &quot;&amp;[.M19]&amp;&quot;}&quot;" office:value-type="string" office:string-value="${fs_free /home}">
            <text:p>${fs_free /home}</text:p>
          </table:table-cell>
          <table:table-cell table:style-name="ce24" table:formula="of:=&quot;${goto &quot;&amp;[.V$15]&amp;&quot;}&quot;" office:value-type="string" office:string-value="${goto 635}">
            <text:p>${goto 635}</text:p>
          </table:table-cell>
          <table:table-cell table:style-name="ce33" table:formula="of:=&quot;${diskiograph &quot;&amp;[.Q2]&amp;&quot; 10,50 &quot;&amp;[.$W$2]&amp;&quot; &quot;&amp;[.$W$3]&amp;&quot; -t -l}&quot;" office:value-type="string" office:string-value="${diskiograph sda 10,50 ffffff ff0000 -t -l}">
            <text:p>${diskiograph sda 10,50 ffffff ff0000 -t -l}</text:p>
          </table:table-cell>
          <table:table-cell table:style-name="ce24" table:formula="of:=&quot;${goto &quot;&amp;[.X$15]&amp;&quot;}&quot;" office:value-type="string" office:string-value="${goto 735}">
            <text:p>${goto 735}</text:p>
          </table:table-cell>
          <table:table-cell table:style-name="ce22" office:value-type="string">
            <text:p>down:</text:p>
          </table:table-cell>
          <table:table-cell table:style-name="ce24" table:formula="of:=&quot;${goto &quot;&amp;[.Z$15]&amp;&quot;}&quot;" office:value-type="string" office:string-value="${goto 815}">
            <text:p>${goto 815}</text:p>
          </table:table-cell>
          <table:table-cell table:style-name="ce23" table:formula="of:=&quot;${downspeedgraph eth0 10,50 &quot;&amp;[.$W$2]&amp;&quot; &quot;&amp;[.$W$3]&amp;&quot;  -t -l}  ${downspeed}&quot;" office:value-type="string" office:string-value="${downspeedgraph eth0 10,50 ffffff ff0000  -t -l}  ${downspeed}">
            <text:p>${downspeedgraph eth0 10,50 ffffff ff0000 <text:s/>-t -l} <text:s/>${downspeed}</text:p>
          </table:table-cell>
          <table:table-cell table:style-name="ce24"/>
          <table:table-cell table:style-name="ce22"/>
          <table:table-cell table:style-name="ce24" table:formula="of:=&quot;${goto &quot;&amp;[.AD$15]&amp;&quot;}&quot;" office:value-type="string" office:string-value="${goto 1175}">
            <text:p>${goto 1175}</text:p>
          </table:table-cell>
          <table:table-cell table:style-name="ce23" table:formula="of:=&quot;${top &quot;&amp;[.AE$15]&amp;&quot; &quot;&amp;[.$AE2]&amp;&quot;}&quot;" office:value-type="string" office:string-value="${top name 2}">
            <text:p>${top name 2}</text:p>
          </table:table-cell>
          <table:table-cell table:style-name="ce24" table:formula="of:=&quot;${goto &quot;&amp;[.AF$15]&amp;&quot;}&quot;" office:value-type="string" office:string-value="${goto 1295}">
            <text:p>${goto 1295}</text:p>
          </table:table-cell>
          <table:table-cell table:style-name="ce23" table:formula="of:=&quot;${top &quot;&amp;[.AG$15]&amp;&quot; &quot;&amp;[.$AE2]&amp;&quot;} %&quot;" office:value-type="string" office:string-value="${top cpu 2} %">
            <text:p>${top cpu 2} %</text:p>
          </table:table-cell>
          <table:table-cell table:style-name="ce24" table:formula="of:=&quot;${goto &quot;&amp;[.AH$15]&amp;&quot;}&quot;" office:value-type="string" office:string-value="${goto 1365}">
            <text:p>${goto 1365}</text:p>
          </table:table-cell>
          <table:table-cell table:style-name="ce23" table:formula="of:=&quot;${top &quot;&amp;[.AI$15]&amp;&quot; &quot;&amp;[.$AE2]&amp;&quot;} %&quot;" office:value-type="string" office:string-value="${top mem 2} %">
            <text:p>${top mem 2} %</text:p>
          </table:table-cell>
          <table:table-cell table:style-name="ce24" table:formula="of:=&quot;${goto &quot;&amp;[.AJ$15]&amp;&quot;}&quot;" office:value-type="string" office:string-value="${goto 1435}">
            <text:p>${goto 1435}</text:p>
          </table:table-cell>
          <table:table-cell table:style-name="ce35" table:formula="of:=&quot;${top &quot;&amp;[.AK$15]&amp;&quot; &quot;&amp;[.$AE2]&amp;&quot;}&quot;" office:value-type="string" office:string-value="${top pid 2}">
            <text:p>${top pid 2}</text:p>
          </table:table-cell>
          <table:table-cell table:style-name="ce24" table:formula="of:=&quot;${goto &quot;&amp;[.AL$15]&amp;&quot;}&quot;" office:value-type="string" office:string-value="${goto 1505}">
            <text:p>${goto 1505}</text:p>
          </table:table-cell>
          <table:table-cell table:style-name="ce35" table:formula="of:=&quot;${top &quot;&amp;[.AM$15]&amp;&quot; &quot;&amp;[.$AE2]&amp;&quot;} %&quot;" office:value-type="string" office:string-value="${top io_perc 2} %">
            <text:p>${top io_perc 2} %</text:p>
          </table:table-cell>
          <table:table-cell table:number-columns-repeated="4" table:style-name="ce21"/>
          <table:table-cell table:number-columns-repeated="61"/>
          <table:table-cell table:number-columns-repeated="920"/>
        </table:table-row>
        <table:table-row table:style-name="ro4">
          <table:table-cell table:style-name="ce2" office:value-type="string">
            <text:p>display row 5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15]&amp;&quot;}&quot;" office:value-type="string" office:string-value="${goto 5}">
            <text:p>${goto 5}</text:p>
          </table:table-cell>
          <table:table-cell table:style-name="ce23" office:value-type="string">
            <text:p>cpu2:</text:p>
          </table:table-cell>
          <table:table-cell table:style-name="ce24" table:formula="of:=&quot;${goto &quot;&amp;[.F$15]&amp;&quot;}&quot;" office:value-type="string" office:string-value="${goto 85}">
            <text:p>${goto 85}</text:p>
          </table:table-cell>
          <table:table-cell table:style-name="ce23" office:value-type="string">
            <text:p>${freq 2} MHz</text:p>
          </table:table-cell>
          <table:table-cell table:style-name="ce24" table:formula="of:=&quot;${goto &quot;&amp;[.H$15]&amp;&quot;}&quot;" office:value-type="string" office:string-value="${goto 165}">
            <text:p>${goto 165}</text:p>
          </table:table-cell>
          <table:table-cell table:style-name="ce23" table:formula="of:=&quot;${cpugraph cpu2 10,50 &quot;&amp;[.$W$2]&amp;&quot; &quot;&amp;[.$W$3]&amp;&quot; -t -l}&quot;" office:value-type="string" office:string-value="${cpugraph cpu2 10,50 ffffff ff0000 -t -l}">
            <text:p>${cpugraph cpu2 10,50 ffffff ff0000 -t -l}</text:p>
          </table:table-cell>
          <table:table-cell table:style-name="ce24" table:formula="of:=&quot;${goto &quot;&amp;[.J$15]&amp;&quot;}&quot;" office:value-type="string" office:string-value="${goto 235}">
            <text:p>${goto 235}</text:p>
          </table:table-cell>
          <table:table-cell table:style-name="ce22" office:value-type="string">
            <text:p>${cpu cpu2} %</text:p>
          </table:table-cell>
          <table:table-cell table:style-name="ce24" table:formula="of:=&quot;${goto &quot;&amp;[.L$15]&amp;&quot;}&quot;" office:value-type="string" office:string-value="${goto 285}">
            <text:p>${goto 285}</text:p>
          </table:table-cell>
          <table:table-cell table:style-name="ce22" table:formula="of:=[.O3]" office:value-type="string" office:string-value="/media/datadisk">
            <text:p>/media/datadisk</text:p>
          </table:table-cell>
          <table:table-cell table:style-name="ce24" table:formula="of:=&quot;${goto &quot;&amp;[.N$15]&amp;&quot;}&quot;" office:value-type="string" office:string-value="${goto 405}">
            <text:p>${goto 405}</text:p>
          </table:table-cell>
          <table:table-cell table:style-name="ce22" table:formula="of:=&quot;${fs_bar 10,50 &quot;&amp;[.M20]&amp;&quot;}&quot;" office:value-type="string" office:string-value="${fs_bar 10,50 /media/datadisk}">
            <text:p>${fs_bar 10,50 /media/datadisk}</text:p>
          </table:table-cell>
          <table:table-cell table:style-name="ce24" table:formula="of:=&quot;${goto &quot;&amp;[.P$15]&amp;&quot;}&quot;" office:value-type="string" office:string-value="${goto 465}">
            <text:p>${goto 465}</text:p>
          </table:table-cell>
          <table:table-cell table:style-name="ce22" table:formula="of:=&quot;${fs_size &quot;&amp;[.M20]&amp;&quot;}&quot;" office:value-type="string" office:string-value="${fs_size /media/datadisk}">
            <text:p>${fs_size /media/datadisk}</text:p>
          </table:table-cell>
          <table:table-cell table:style-name="ce24" table:formula="of:=&quot;${goto &quot;&amp;[.R$15]&amp;&quot;}&quot;" office:value-type="string" office:string-value="${goto 525}">
            <text:p>${goto 525}</text:p>
          </table:table-cell>
          <table:table-cell table:style-name="ce32" table:formula="of:=&quot;${fs_free_perc &quot;&amp;[.M20]&amp;&quot;} %&quot;" office:value-type="string" office:string-value="${fs_free_perc /media/datadisk} %">
            <text:p>${fs_free_perc /media/datadisk} %</text:p>
          </table:table-cell>
          <table:table-cell table:style-name="ce24" table:formula="of:=&quot;${goto &quot;&amp;[.T$15]&amp;&quot;}&quot;" office:value-type="string" office:string-value="${goto 565}">
            <text:p>${goto 565}</text:p>
          </table:table-cell>
          <table:table-cell table:style-name="ce23" table:formula="of:=&quot;${fs_free &quot;&amp;[.M20]&amp;&quot;}&quot;" office:value-type="string" office:string-value="${fs_free /media/datadisk}">
            <text:p>${fs_free /media/datadisk}</text:p>
          </table:table-cell>
          <table:table-cell table:style-name="ce24" table:formula="of:=&quot;${goto &quot;&amp;[.V$15]&amp;&quot;}&quot;" office:value-type="string" office:string-value="${goto 635}">
            <text:p>${goto 635}</text:p>
          </table:table-cell>
          <table:table-cell table:style-name="ce33" table:formula="of:=&quot;${diskiograph &quot;&amp;[.Q3]&amp;&quot; 10,50 &quot;&amp;[.$W$2]&amp;&quot; &quot;&amp;[.$W$3]&amp;&quot; -t -l}&quot;" office:value-type="string" office:string-value="${diskiograph sdb 10,50 ffffff ff0000 -t -l}">
            <text:p>${diskiograph sdb 10,50 ffffff ff0000 -t -l}</text:p>
          </table:table-cell>
          <table:table-cell table:style-name="ce24" table:formula="of:=&quot;${goto &quot;&amp;[.X$15]&amp;&quot;}&quot;" office:value-type="string" office:string-value="${goto 735}">
            <text:p>${goto 735}</text:p>
          </table:table-cell>
          <table:table-cell table:style-name="ce22" office:value-type="string">
            <text:p>total up:</text:p>
          </table:table-cell>
          <table:table-cell table:style-name="ce24" table:formula="of:=&quot;${goto &quot;&amp;[.Z$15]&amp;&quot;}&quot;" office:value-type="string" office:string-value="${goto 815}">
            <text:p>${goto 815}</text:p>
          </table:table-cell>
          <table:table-cell table:style-name="ce22" office:value-type="string">
            <text:p>${totalup eth0}</text:p>
          </table:table-cell>
          <table:table-cell table:style-name="ce24" table:formula="of:=&quot;${goto &quot;&amp;[.AB$15]&amp;&quot;}&quot;" office:value-type="string" office:string-value="${goto 945}">
            <text:p>${goto 945}</text:p>
          </table:table-cell>
          <table:table-cell table:style-name="ce22" office:value-type="string">
            <text:p>uptime: ${uptime}</text:p>
          </table:table-cell>
          <table:table-cell table:style-name="ce24" table:formula="of:=&quot;${goto &quot;&amp;[.AD$15]&amp;&quot;}&quot;" office:value-type="string" office:string-value="${goto 1175}">
            <text:p>${goto 1175}</text:p>
          </table:table-cell>
          <table:table-cell table:style-name="ce23" table:formula="of:=&quot;${top &quot;&amp;[.AE$15]&amp;&quot; &quot;&amp;[.$AE3]&amp;&quot;}&quot;" office:value-type="string" office:string-value="${top name 3}">
            <text:p>${top name 3}</text:p>
          </table:table-cell>
          <table:table-cell table:style-name="ce24" table:formula="of:=&quot;${goto &quot;&amp;[.AF$15]&amp;&quot;}&quot;" office:value-type="string" office:string-value="${goto 1295}">
            <text:p>${goto 1295}</text:p>
          </table:table-cell>
          <table:table-cell table:style-name="ce23" table:formula="of:=&quot;${top &quot;&amp;[.AG$15]&amp;&quot; &quot;&amp;[.$AE3]&amp;&quot;} %&quot;" office:value-type="string" office:string-value="${top cpu 3} %">
            <text:p>${top cpu 3} %</text:p>
          </table:table-cell>
          <table:table-cell table:style-name="ce24" table:formula="of:=&quot;${goto &quot;&amp;[.AH$15]&amp;&quot;}&quot;" office:value-type="string" office:string-value="${goto 1365}">
            <text:p>${goto 1365}</text:p>
          </table:table-cell>
          <table:table-cell table:style-name="ce23" table:formula="of:=&quot;${top &quot;&amp;[.AI$15]&amp;&quot; &quot;&amp;[.$AE3]&amp;&quot;} %&quot;" office:value-type="string" office:string-value="${top mem 3} %">
            <text:p>${top mem 3} %</text:p>
          </table:table-cell>
          <table:table-cell table:style-name="ce24" table:formula="of:=&quot;${goto &quot;&amp;[.AJ$15]&amp;&quot;}&quot;" office:value-type="string" office:string-value="${goto 1435}">
            <text:p>${goto 1435}</text:p>
          </table:table-cell>
          <table:table-cell table:style-name="ce35" table:formula="of:=&quot;${top &quot;&amp;[.AK$15]&amp;&quot; &quot;&amp;[.$AE3]&amp;&quot;}&quot;" office:value-type="string" office:string-value="${top pid 3}">
            <text:p>${top pid 3}</text:p>
          </table:table-cell>
          <table:table-cell table:style-name="ce24" table:formula="of:=&quot;${goto &quot;&amp;[.AL$15]&amp;&quot;}&quot;" office:value-type="string" office:string-value="${goto 1505}">
            <text:p>${goto 1505}</text:p>
          </table:table-cell>
          <table:table-cell table:style-name="ce35" table:formula="of:=&quot;${top &quot;&amp;[.AM$15]&amp;&quot; &quot;&amp;[.$AE3]&amp;&quot;} %&quot;" office:value-type="string" office:string-value="${top io_perc 3} %">
            <text:p>${top io_perc 3} %</text:p>
          </table:table-cell>
          <table:table-cell table:number-columns-repeated="4" table:style-name="ce21"/>
          <table:table-cell table:number-columns-repeated="61"/>
          <table:table-cell table:number-columns-repeated="920"/>
        </table:table-row>
        <table:table-row table:style-name="ro4">
          <table:table-cell table:style-name="ce2" office:value-type="string">
            <text:p>display row 6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15]&amp;&quot;}&quot;" office:value-type="string" office:string-value="${goto 5}">
            <text:p>${goto 5}</text:p>
          </table:table-cell>
          <table:table-cell table:style-name="ce22" office:value-type="string">
            <text:p>memory:</text:p>
          </table:table-cell>
          <table:table-cell table:style-name="ce24" table:formula="of:=&quot;${goto &quot;&amp;[.F$15]&amp;&quot;}&quot;" office:value-type="string" office:string-value="${goto 85}">
            <text:p>${goto 85}</text:p>
          </table:table-cell>
          <table:table-cell table:style-name="ce22" office:value-type="string">
            <text:p>${memmax}</text:p>
          </table:table-cell>
          <table:table-cell table:style-name="ce24" table:formula="of:=&quot;${goto &quot;&amp;[.H$15]&amp;&quot;}&quot;" office:value-type="string" office:string-value="${goto 165}">
            <text:p>${goto 165}</text:p>
          </table:table-cell>
          <table:table-cell table:style-name="ce22" office:value-type="string">
            <text:p>${memgraph 10,50 ffffff ff0000 -t -l}</text:p>
          </table:table-cell>
          <table:table-cell table:style-name="ce24" table:formula="of:=&quot;${goto &quot;&amp;[.J$15]&amp;&quot;}&quot;" office:value-type="string" office:string-value="${goto 235}">
            <text:p>${goto 235}</text:p>
          </table:table-cell>
          <table:table-cell table:style-name="ce22" office:value-type="string">
            <text:p>${memperc} %</text:p>
          </table:table-cell>
          <table:table-cell table:style-name="ce24" table:formula="of:=&quot;${goto &quot;&amp;[.L$15]&amp;&quot;}&quot;" office:value-type="string" office:string-value="${goto 285}">
            <text:p>${goto 285}</text:p>
          </table:table-cell>
          <table:table-cell table:style-name="ce22" table:formula="of:=[.O4]" office:value-type="string" office:string-value="/media/misc">
            <text:p>/media/misc</text:p>
          </table:table-cell>
          <table:table-cell table:style-name="ce24" table:formula="of:=&quot;${goto &quot;&amp;[.N$15]&amp;&quot;}&quot;" office:value-type="string" office:string-value="${goto 405}">
            <text:p>${goto 405}</text:p>
          </table:table-cell>
          <table:table-cell table:style-name="ce22" table:formula="of:=&quot;${fs_bar 10,50 &quot;&amp;[.M21]&amp;&quot;}&quot;" office:value-type="string" office:string-value="${fs_bar 10,50 /media/misc}">
            <text:p>${fs_bar 10,50 /media/misc}</text:p>
          </table:table-cell>
          <table:table-cell table:style-name="ce24" table:formula="of:=&quot;${goto &quot;&amp;[.P$15]&amp;&quot;}&quot;" office:value-type="string" office:string-value="${goto 465}">
            <text:p>${goto 465}</text:p>
          </table:table-cell>
          <table:table-cell table:style-name="ce22" table:formula="of:=&quot;${fs_size &quot;&amp;[.M21]&amp;&quot;}&quot;" office:value-type="string" office:string-value="${fs_size /media/misc}">
            <text:p>${fs_size /media/misc}</text:p>
          </table:table-cell>
          <table:table-cell table:style-name="ce24" table:formula="of:=&quot;${goto &quot;&amp;[.R$15]&amp;&quot;}&quot;" office:value-type="string" office:string-value="${goto 525}">
            <text:p>${goto 525}</text:p>
          </table:table-cell>
          <table:table-cell table:style-name="ce32" table:formula="of:=&quot;${fs_free_perc &quot;&amp;[.M21]&amp;&quot;} %&quot;" office:value-type="string" office:string-value="${fs_free_perc /media/misc} %">
            <text:p>${fs_free_perc /media/misc} %</text:p>
          </table:table-cell>
          <table:table-cell table:style-name="ce24" table:formula="of:=&quot;${goto &quot;&amp;[.T$15]&amp;&quot;}&quot;" office:value-type="string" office:string-value="${goto 565}">
            <text:p>${goto 565}</text:p>
          </table:table-cell>
          <table:table-cell table:style-name="ce23" table:formula="of:=&quot;${fs_free &quot;&amp;[.M21]&amp;&quot;}&quot;" office:value-type="string" office:string-value="${fs_free /media/misc}">
            <text:p>${fs_free /media/misc}</text:p>
          </table:table-cell>
          <table:table-cell table:style-name="ce24" table:formula="of:=&quot;${goto &quot;&amp;[.V$15]&amp;&quot;}&quot;" office:value-type="string" office:string-value="${goto 635}">
            <text:p>${goto 635}</text:p>
          </table:table-cell>
          <table:table-cell table:style-name="ce33" table:formula="of:=&quot;${diskiograph &quot;&amp;[.Q4]&amp;&quot; 10,50 &quot;&amp;[.$W$2]&amp;&quot; &quot;&amp;[.$W$3]&amp;&quot; -t -l}&quot;" office:value-type="string" office:string-value="${diskiograph sda 10,50 ffffff ff0000 -t -l}">
            <text:p>${diskiograph sda 10,50 ffffff ff0000 -t -l}</text:p>
          </table:table-cell>
          <table:table-cell table:style-name="ce24" table:formula="of:=&quot;${goto &quot;&amp;[.X$15]&amp;&quot;}&quot;" office:value-type="string" office:string-value="${goto 735}">
            <text:p>${goto 735}</text:p>
          </table:table-cell>
          <table:table-cell table:style-name="ce22" office:value-type="string">
            <text:p>total down:</text:p>
          </table:table-cell>
          <table:table-cell table:style-name="ce24" table:formula="of:=&quot;${goto &quot;&amp;[.Z$15]&amp;&quot;}&quot;" office:value-type="string" office:string-value="${goto 815}">
            <text:p>${goto 815}</text:p>
          </table:table-cell>
          <table:table-cell table:style-name="ce22" office:value-type="string">
            <text:p>${totaldown eth0}</text:p>
          </table:table-cell>
          <table:table-cell table:style-name="ce24" table:formula="of:=&quot;${goto &quot;&amp;[.AB$15]&amp;&quot;}&quot;" office:value-type="string" office:string-value="${goto 945}">
            <text:p>${goto 945}</text:p>
          </table:table-cell>
          <table:table-cell table:style-name="ce22" office:value-type="string">
            <text:p>mpd: ${mpd_status}</text:p>
          </table:table-cell>
          <table:table-cell table:style-name="ce24" table:formula="of:=&quot;${goto &quot;&amp;[.AD$15]&amp;&quot;}&quot;" office:value-type="string" office:string-value="${goto 1175}">
            <text:p>${goto 1175}</text:p>
          </table:table-cell>
          <table:table-cell table:style-name="ce23" table:formula="of:=&quot;${top &quot;&amp;[.AE$15]&amp;&quot; &quot;&amp;[.$AE4]&amp;&quot;}&quot;" office:value-type="string" office:string-value="${top name 4}">
            <text:p>${top name 4}</text:p>
          </table:table-cell>
          <table:table-cell table:style-name="ce24" table:formula="of:=&quot;${goto &quot;&amp;[.AF$15]&amp;&quot;}&quot;" office:value-type="string" office:string-value="${goto 1295}">
            <text:p>${goto 1295}</text:p>
          </table:table-cell>
          <table:table-cell table:style-name="ce23" table:formula="of:=&quot;${top &quot;&amp;[.AG$15]&amp;&quot; &quot;&amp;[.$AE4]&amp;&quot;} %&quot;" office:value-type="string" office:string-value="${top cpu 4} %">
            <text:p>${top cpu 4} %</text:p>
          </table:table-cell>
          <table:table-cell table:style-name="ce24" table:formula="of:=&quot;${goto &quot;&amp;[.AH$15]&amp;&quot;}&quot;" office:value-type="string" office:string-value="${goto 1365}">
            <text:p>${goto 1365}</text:p>
          </table:table-cell>
          <table:table-cell table:style-name="ce23" table:formula="of:=&quot;${top &quot;&amp;[.AI$15]&amp;&quot; &quot;&amp;[.$AE4]&amp;&quot;} %&quot;" office:value-type="string" office:string-value="${top mem 4} %">
            <text:p>${top mem 4} %</text:p>
          </table:table-cell>
          <table:table-cell table:style-name="ce24" table:formula="of:=&quot;${goto &quot;&amp;[.AJ$15]&amp;&quot;}&quot;" office:value-type="string" office:string-value="${goto 1435}">
            <text:p>${goto 1435}</text:p>
          </table:table-cell>
          <table:table-cell table:style-name="ce35" table:formula="of:=&quot;${top &quot;&amp;[.AK$15]&amp;&quot; &quot;&amp;[.$AE4]&amp;&quot;}&quot;" office:value-type="string" office:string-value="${top pid 4}">
            <text:p>${top pid 4}</text:p>
          </table:table-cell>
          <table:table-cell table:style-name="ce24" table:formula="of:=&quot;${goto &quot;&amp;[.AL$15]&amp;&quot;}&quot;" office:value-type="string" office:string-value="${goto 1505}">
            <text:p>${goto 1505}</text:p>
          </table:table-cell>
          <table:table-cell table:style-name="ce35" table:formula="of:=&quot;${top &quot;&amp;[.AM$15]&amp;&quot; &quot;&amp;[.$AE4]&amp;&quot;} %&quot;" office:value-type="string" office:string-value="${top io_perc 4} %">
            <text:p>${top io_perc 4} %</text:p>
          </table:table-cell>
          <table:table-cell table:number-columns-repeated="4" table:style-name="ce21"/>
          <table:table-cell table:number-columns-repeated="61"/>
          <table:table-cell table:number-columns-repeated="920"/>
        </table:table-row>
        <table:table-row table:style-name="ro4">
          <table:table-cell table:style-name="ce2" office:value-type="string">
            <text:p>display row 7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 table:formula="of:=&quot;${goto &quot;&amp;[.D$15]&amp;&quot;}&quot;" office:value-type="string" office:string-value="${goto 5}">
            <text:p>${goto 5}</text:p>
          </table:table-cell>
          <table:table-cell table:style-name="ce21" office:value-type="string">
            <text:p>swap:</text:p>
          </table:table-cell>
          <table:table-cell table:style-name="ce10" table:formula="of:=&quot;${goto &quot;&amp;[.F$15]&amp;&quot;}&quot;" office:value-type="string" office:string-value="${goto 85}">
            <text:p>${goto 85}</text:p>
          </table:table-cell>
          <table:table-cell table:style-name="ce22" office:value-type="string">
            <text:p>${swapmax}</text:p>
          </table:table-cell>
          <table:table-cell table:style-name="ce24" table:formula="of:=&quot;${goto &quot;&amp;[.H$15]&amp;&quot;}&quot;" office:value-type="string" office:string-value="${goto 165}">
            <text:p>${goto 165}</text:p>
          </table:table-cell>
          <table:table-cell table:style-name="ce21" office:value-type="string">
            <text:p>${swapbar 10,50}</text:p>
          </table:table-cell>
          <table:table-cell table:style-name="ce10" table:formula="of:=&quot;${goto &quot;&amp;[.J$15]&amp;&quot;}&quot;" office:value-type="string" office:string-value="${goto 235}">
            <text:p>${goto 235}</text:p>
          </table:table-cell>
          <table:table-cell table:style-name="ce21" office:value-type="string">
            <text:p>${swapperc} %</text:p>
          </table:table-cell>
          <table:table-cell table:style-name="ce10" table:formula="of:=&quot;${goto &quot;&amp;[.L$15]&amp;&quot;}&quot;" office:value-type="string" office:string-value="${goto 285}">
            <text:p>${goto 285}</text:p>
          </table:table-cell>
          <table:table-cell table:style-name="ce22" table:formula="of:=[.O5]" office:value-type="string" office:string-value="/media/warez">
            <text:p>/media/warez</text:p>
          </table:table-cell>
          <table:table-cell table:style-name="ce10" table:formula="of:=&quot;${goto &quot;&amp;[.N$15]&amp;&quot;}&quot;" office:value-type="string" office:string-value="${goto 405}">
            <text:p>${goto 405}</text:p>
          </table:table-cell>
          <table:table-cell table:style-name="ce22" table:formula="of:=&quot;${fs_bar 10,50 &quot;&amp;[.M22]&amp;&quot;}&quot;" office:value-type="string" office:string-value="${fs_bar 10,50 /media/warez}">
            <text:p>${fs_bar 10,50 /media/warez}</text:p>
          </table:table-cell>
          <table:table-cell table:style-name="ce10" table:formula="of:=&quot;${goto &quot;&amp;[.P$15]&amp;&quot;}&quot;" office:value-type="string" office:string-value="${goto 465}">
            <text:p>${goto 465}</text:p>
          </table:table-cell>
          <table:table-cell table:style-name="ce22" table:formula="of:=&quot;${fs_size &quot;&amp;[.M22]&amp;&quot;}&quot;" office:value-type="string" office:string-value="${fs_size /media/warez}">
            <text:p>${fs_size /media/warez}</text:p>
          </table:table-cell>
          <table:table-cell table:style-name="ce10" table:formula="of:=&quot;${goto &quot;&amp;[.R$15]&amp;&quot;}&quot;" office:value-type="string" office:string-value="${goto 525}">
            <text:p>${goto 525}</text:p>
          </table:table-cell>
          <table:table-cell table:style-name="ce32" table:formula="of:=&quot;${fs_free_perc &quot;&amp;[.M22]&amp;&quot;} %&quot;" office:value-type="string" office:string-value="${fs_free_perc /media/warez} %">
            <text:p>${fs_free_perc /media/warez} %</text:p>
          </table:table-cell>
          <table:table-cell table:style-name="ce10" table:formula="of:=&quot;${goto &quot;&amp;[.T$15]&amp;&quot;}&quot;" office:value-type="string" office:string-value="${goto 565}">
            <text:p>${goto 565}</text:p>
          </table:table-cell>
          <table:table-cell table:style-name="ce23" table:formula="of:=&quot;${fs_free &quot;&amp;[.M22]&amp;&quot;}&quot;" office:value-type="string" office:string-value="${fs_free /media/warez}">
            <text:p>${fs_free /media/warez}</text:p>
          </table:table-cell>
          <table:table-cell table:style-name="ce10" table:formula="of:=&quot;${goto &quot;&amp;[.V$15]&amp;&quot;}&quot;" office:value-type="string" office:string-value="${goto 635}">
            <text:p>${goto 635}</text:p>
          </table:table-cell>
          <table:table-cell table:style-name="ce33" table:formula="of:=&quot;${diskiograph &quot;&amp;[.Q5]&amp;&quot; 10,50 &quot;&amp;[.$W$2]&amp;&quot; &quot;&amp;[.$W$3]&amp;&quot; -t -l}&quot;" office:value-type="string" office:string-value="${diskiograph sdd 10,50 ffffff ff0000 -t -l}">
            <text:p>${diskiograph sdd 10,50 ffffff ff0000 -t -l}</text:p>
          </table:table-cell>
          <table:table-cell table:style-name="ce10" table:formula="of:=&quot;${goto &quot;&amp;[.X$15]&amp;&quot;}&quot;" office:value-type="string" office:string-value="${goto 735}">
            <text:p>${goto 735}</text:p>
          </table:table-cell>
          <table:table-cell table:style-name="ce21" table:formula="of:=&quot;ip:&quot;&amp;[.U9]" office:value-type="string" office:string-value="ip:eth0">
            <text:p>ip:eth0</text:p>
          </table:table-cell>
          <table:table-cell table:style-name="ce10" table:formula="of:=&quot;${goto &quot;&amp;[.Z$15]&amp;&quot;}&quot;" office:value-type="string" office:string-value="${goto 815}">
            <text:p>${goto 815}</text:p>
          </table:table-cell>
          <table:table-cell table:style-name="ce21" table:formula="of:=&quot;${addr &quot;&amp;[.U9]&amp;&quot;}&quot;" office:value-type="string" office:string-value="${addr eth0}">
            <text:p>${addr eth0}</text:p>
          </table:table-cell>
          <table:table-cell table:style-name="ce10" table:formula="of:=&quot;${goto &quot;&amp;[.AB$15]&amp;&quot;}&quot;" office:value-type="string" office:string-value="${goto 945}">
            <text:p>${goto 945}</text:p>
          </table:table-cell>
          <table:table-cell table:style-name="ce21" office:value-type="string">
            <text:p>${if_mpd_playing}${mpd_artist} - ${mpd_title}${endif}</text:p>
          </table:table-cell>
          <table:table-cell table:style-name="ce10" table:formula="of:=&quot;${goto &quot;&amp;[.AD$15]&amp;&quot;}&quot;" office:value-type="string" office:string-value="${goto 1175}">
            <text:p>${goto 1175}</text:p>
          </table:table-cell>
          <table:table-cell table:style-name="ce35" table:formula="of:=&quot;${top &quot;&amp;[.AE$15]&amp;&quot; &quot;&amp;[.$AE5]&amp;&quot;}&quot;" office:value-type="string" office:string-value="${top name 5}">
            <text:p>${top name 5}</text:p>
          </table:table-cell>
          <table:table-cell table:style-name="ce10" table:formula="of:=&quot;${goto &quot;&amp;[.AF$15]&amp;&quot;}&quot;" office:value-type="string" office:string-value="${goto 1295}">
            <text:p>${goto 1295}</text:p>
          </table:table-cell>
          <table:table-cell table:style-name="ce23" table:formula="of:=&quot;${top &quot;&amp;[.AG$15]&amp;&quot; &quot;&amp;[.$AE5]&amp;&quot;} %&quot;" office:value-type="string" office:string-value="${top cpu 5} %">
            <text:p>${top cpu 5} %</text:p>
          </table:table-cell>
          <table:table-cell table:style-name="ce10" table:formula="of:=&quot;${goto &quot;&amp;[.AH$15]&amp;&quot;}&quot;" office:value-type="string" office:string-value="${goto 1365}">
            <text:p>${goto 1365}</text:p>
          </table:table-cell>
          <table:table-cell table:style-name="ce23" table:formula="of:=&quot;${top &quot;&amp;[.AI$15]&amp;&quot; &quot;&amp;[.$AE5]&amp;&quot;} %&quot;" office:value-type="string" office:string-value="${top mem 5} %">
            <text:p>${top mem 5} %</text:p>
          </table:table-cell>
          <table:table-cell table:style-name="ce10" table:formula="of:=&quot;${goto &quot;&amp;[.AJ$15]&amp;&quot;}&quot;" office:value-type="string" office:string-value="${goto 1435}">
            <text:p>${goto 1435}</text:p>
          </table:table-cell>
          <table:table-cell table:style-name="ce35" table:formula="of:=&quot;${top &quot;&amp;[.AK$15]&amp;&quot; &quot;&amp;[.$AE5]&amp;&quot;}&quot;" office:value-type="string" office:string-value="${top pid 5}">
            <text:p>${top pid 5}</text:p>
          </table:table-cell>
          <table:table-cell table:style-name="ce10" table:formula="of:=&quot;${goto &quot;&amp;[.AL$15]&amp;&quot;}&quot;" office:value-type="string" office:string-value="${goto 1505}">
            <text:p>${goto 1505}</text:p>
          </table:table-cell>
          <table:table-cell table:style-name="ce35" table:formula="of:=&quot;${top &quot;&amp;[.AM$15]&amp;&quot; &quot;&amp;[.$AE5]&amp;&quot;} %&quot;" office:value-type="string" office:string-value="${top io_perc 5} %">
            <text:p>${top io_perc 5} %</text:p>
          </table:table-cell>
          <table:table-cell table:number-columns-repeated="4" table:style-name="ce21"/>
          <table:table-cell table:number-columns-repeated="61"/>
          <table:table-cell table:number-columns-repeated="920"/>
        </table:table-row>
        <table:table-row table:style-name="ro4">
          <table:table-cell table:style-name="ce2" office:value-type="string">
            <text:p>display row 8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/>
          <table:table-cell table:style-name="ce21"/>
          <table:table-cell table:style-name="ce10"/>
          <table:table-cell table:style-name="ce22"/>
          <table:table-cell table:style-name="ce24"/>
          <table:table-cell table:style-name="ce21"/>
          <table:table-cell table:style-name="ce10"/>
          <table:table-cell table:style-name="ce21"/>
          <table:table-cell table:style-name="ce10" table:formula="of:=&quot;${goto &quot;&amp;[.L$15]&amp;&quot;}&quot;" office:value-type="string" office:string-value="${goto 285}">
            <text:p>${goto 285}</text:p>
          </table:table-cell>
          <table:table-cell table:style-name="ce22" table:formula="of:=[.O6]" office:value-type="string" office:string-value="/media/movies">
            <text:p>/media/movies</text:p>
          </table:table-cell>
          <table:table-cell table:style-name="ce10" table:formula="of:=&quot;${goto &quot;&amp;[.N$15]&amp;&quot;}&quot;" office:value-type="string" office:string-value="${goto 405}">
            <text:p>${goto 405}</text:p>
          </table:table-cell>
          <table:table-cell table:style-name="ce22" table:formula="of:=&quot;${fs_bar 10,50 &quot;&amp;[.M23]&amp;&quot;}&quot;" office:value-type="string" office:string-value="${fs_bar 10,50 /media/movies}">
            <text:p>${fs_bar 10,50 /media/movies}</text:p>
          </table:table-cell>
          <table:table-cell table:style-name="ce10" table:formula="of:=&quot;${goto &quot;&amp;[.P$15]&amp;&quot;}&quot;" office:value-type="string" office:string-value="${goto 465}">
            <text:p>${goto 465}</text:p>
          </table:table-cell>
          <table:table-cell table:style-name="ce22" table:formula="of:=&quot;${fs_size &quot;&amp;[.M23]&amp;&quot;}&quot;" office:value-type="string" office:string-value="${fs_size /media/movies}">
            <text:p>${fs_size /media/movies}</text:p>
          </table:table-cell>
          <table:table-cell table:style-name="ce10" table:formula="of:=&quot;${goto &quot;&amp;[.R$15]&amp;&quot;}&quot;" office:value-type="string" office:string-value="${goto 525}">
            <text:p>${goto 525}</text:p>
          </table:table-cell>
          <table:table-cell table:style-name="ce32" table:formula="of:=&quot;${fs_free_perc &quot;&amp;[.M23]&amp;&quot;} %&quot;" office:value-type="string" office:string-value="${fs_free_perc /media/movies} %">
            <text:p>${fs_free_perc /media/movies} %</text:p>
          </table:table-cell>
          <table:table-cell table:style-name="ce10" table:formula="of:=&quot;${goto &quot;&amp;[.T$15]&amp;&quot;}&quot;" office:value-type="string" office:string-value="${goto 565}">
            <text:p>${goto 565}</text:p>
          </table:table-cell>
          <table:table-cell table:style-name="ce23" table:formula="of:=&quot;${fs_free &quot;&amp;[.M23]&amp;&quot;}&quot;" office:value-type="string" office:string-value="${fs_free /media/movies}">
            <text:p>${fs_free /media/movies}</text:p>
          </table:table-cell>
          <table:table-cell table:style-name="ce10" table:formula="of:=&quot;${goto &quot;&amp;[.V$15]&amp;&quot;}&quot;" office:value-type="string" office:string-value="${goto 635}">
            <text:p>${goto 635}</text:p>
          </table:table-cell>
          <table:table-cell table:style-name="ce33" table:formula="of:=&quot;${diskiograph &quot;&amp;[.Q6]&amp;&quot; 10,50 &quot;&amp;[.$W$2]&amp;&quot; &quot;&amp;[.$W$3]&amp;&quot; -t -l}&quot;" office:value-type="string" office:string-value="${diskiograph sdc 10,50 ffffff ff0000 -t -l}">
            <text:p>${diskiograph sdc 10,50 ffffff ff0000 -t -l}</text:p>
          </table:table-cell>
          <table:table-cell table:style-name="ce10" table:formula="of:=&quot;${goto &quot;&amp;[.X$15]&amp;&quot;}&quot;" office:value-type="string" office:string-value="${goto 735}">
            <text:p>${goto 735}</text:p>
          </table:table-cell>
          <table:table-cell table:style-name="ce21" table:formula="of:=&quot;ip:&quot;&amp;[.U10]" office:value-type="string" office:string-value="ip:lo">
            <text:p>ip:lo</text:p>
          </table:table-cell>
          <table:table-cell table:style-name="ce10" table:formula="of:=&quot;${goto &quot;&amp;[.Z$15]&amp;&quot;}&quot;" office:value-type="string" office:string-value="${goto 815}">
            <text:p>${goto 815}</text:p>
          </table:table-cell>
          <table:table-cell table:style-name="ce21" table:formula="of:=&quot;${addr &quot;&amp;[.U10]&amp;&quot;}&quot;" office:value-type="string" office:string-value="${addr lo}">
            <text:p>${addr lo}</text:p>
          </table:table-cell>
          <table:table-cell table:style-name="ce10"/>
          <table:table-cell table:style-name="ce21"/>
          <table:table-cell table:style-name="ce10" table:formula="of:=&quot;${goto &quot;&amp;[.AD$15]&amp;&quot;}&quot;" office:value-type="string" office:string-value="${goto 1175}">
            <text:p>${goto 1175}</text:p>
          </table:table-cell>
          <table:table-cell table:style-name="ce35" table:formula="of:=&quot;${top &quot;&amp;[.AE$15]&amp;&quot; &quot;&amp;[.$AE6]&amp;&quot;}&quot;" office:value-type="string" office:string-value="${top name 6}">
            <text:p>${top name 6}</text:p>
          </table:table-cell>
          <table:table-cell table:style-name="ce10" table:formula="of:=&quot;${goto &quot;&amp;[.AF$15]&amp;&quot;}&quot;" office:value-type="string" office:string-value="${goto 1295}">
            <text:p>${goto 1295}</text:p>
          </table:table-cell>
          <table:table-cell table:style-name="ce23" table:formula="of:=&quot;${top &quot;&amp;[.AG$15]&amp;&quot; &quot;&amp;[.$AE6]&amp;&quot;} %&quot;" office:value-type="string" office:string-value="${top cpu 6} %">
            <text:p>${top cpu 6} %</text:p>
          </table:table-cell>
          <table:table-cell table:style-name="ce10" table:formula="of:=&quot;${goto &quot;&amp;[.AH$15]&amp;&quot;}&quot;" office:value-type="string" office:string-value="${goto 1365}">
            <text:p>${goto 1365}</text:p>
          </table:table-cell>
          <table:table-cell table:style-name="ce23" table:formula="of:=&quot;${top &quot;&amp;[.AI$15]&amp;&quot; &quot;&amp;[.$AE6]&amp;&quot;} %&quot;" office:value-type="string" office:string-value="${top mem 6} %">
            <text:p>${top mem 6} %</text:p>
          </table:table-cell>
          <table:table-cell table:style-name="ce10" table:formula="of:=&quot;${goto &quot;&amp;[.AJ$15]&amp;&quot;}&quot;" office:value-type="string" office:string-value="${goto 1435}">
            <text:p>${goto 1435}</text:p>
          </table:table-cell>
          <table:table-cell table:style-name="ce35" table:formula="of:=&quot;${top &quot;&amp;[.AK$15]&amp;&quot; &quot;&amp;[.$AE6]&amp;&quot;}&quot;" office:value-type="string" office:string-value="${top pid 6}">
            <text:p>${top pid 6}</text:p>
          </table:table-cell>
          <table:table-cell table:style-name="ce10" table:formula="of:=&quot;${goto &quot;&amp;[.AL$15]&amp;&quot;}&quot;" office:value-type="string" office:string-value="${goto 1505}">
            <text:p>${goto 1505}</text:p>
          </table:table-cell>
          <table:table-cell table:style-name="ce35" table:formula="of:=&quot;${top &quot;&amp;[.AM$15]&amp;&quot; &quot;&amp;[.$AE6]&amp;&quot;} %&quot;" office:value-type="string" office:string-value="${top io_perc 6} %">
            <text:p>${top io_perc 6} %</text:p>
          </table:table-cell>
          <table:table-cell table:number-columns-repeated="4" table:style-name="ce21"/>
          <table:table-cell table:number-columns-repeated="61"/>
          <table:table-cell table:number-columns-repeated="920"/>
        </table:table-row>
        <table:table-row table:style-name="ro4">
          <table:table-cell table:style-name="ce2" office:value-type="string">
            <text:p>display row 9</text:p>
          </table:table-cell>
          <table:table-cell table:style-name="ce5"/>
          <table:table-cell table:style-name="ce10" office:value-type="string">
            <text:p>${font Monospace:size=9}</text:p>
          </table:table-cell>
          <table:table-cell table:style-name="ce10"/>
          <table:table-cell table:style-name="ce21"/>
          <table:table-cell table:style-name="ce10"/>
          <table:table-cell table:style-name="ce22"/>
          <table:table-cell table:style-name="ce24"/>
          <table:table-cell table:style-name="ce21"/>
          <table:table-cell table:style-name="ce10"/>
          <table:table-cell table:style-name="ce21"/>
          <table:table-cell table:style-name="ce10" table:formula="of:=&quot;${goto &quot;&amp;[.L$15]&amp;&quot;}&quot;" office:value-type="string" office:string-value="${goto 285}">
            <text:p>${goto 285}</text:p>
          </table:table-cell>
          <table:table-cell table:style-name="ce22" table:formula="of:=[.O7]" office:value-type="string" office:string-value="/media/stuff">
            <text:p>/media/stuff</text:p>
          </table:table-cell>
          <table:table-cell table:style-name="ce10" table:formula="of:=&quot;${goto &quot;&amp;[.N$15]&amp;&quot;}&quot;" office:value-type="string" office:string-value="${goto 405}">
            <text:p>${goto 405}</text:p>
          </table:table-cell>
          <table:table-cell table:style-name="ce22" table:formula="of:=&quot;${fs_bar 10,50 &quot;&amp;[.M24]&amp;&quot;}&quot;" office:value-type="string" office:string-value="${fs_bar 10,50 /media/stuff}">
            <text:p>${fs_bar 10,50 /media/stuff}</text:p>
          </table:table-cell>
          <table:table-cell table:style-name="ce10" table:formula="of:=&quot;${goto &quot;&amp;[.P$15]&amp;&quot;}&quot;" office:value-type="string" office:string-value="${goto 465}">
            <text:p>${goto 465}</text:p>
          </table:table-cell>
          <table:table-cell table:style-name="ce22" table:formula="of:=&quot;${fs_size &quot;&amp;[.M24]&amp;&quot;}&quot;" office:value-type="string" office:string-value="${fs_size /media/stuff}">
            <text:p>${fs_size /media/stuff}</text:p>
          </table:table-cell>
          <table:table-cell table:style-name="ce10" table:formula="of:=&quot;${goto &quot;&amp;[.R$15]&amp;&quot;}&quot;" office:value-type="string" office:string-value="${goto 525}">
            <text:p>${goto 525}</text:p>
          </table:table-cell>
          <table:table-cell table:style-name="ce32" table:formula="of:=&quot;${fs_free_perc &quot;&amp;[.M24]&amp;&quot;} %&quot;" office:value-type="string" office:string-value="${fs_free_perc /media/stuff} %">
            <text:p>${fs_free_perc /media/stuff} %</text:p>
          </table:table-cell>
          <table:table-cell table:style-name="ce10" table:formula="of:=&quot;${goto &quot;&amp;[.T$15]&amp;&quot;}&quot;" office:value-type="string" office:string-value="${goto 565}">
            <text:p>${goto 565}</text:p>
          </table:table-cell>
          <table:table-cell table:style-name="ce23" table:formula="of:=&quot;${fs_free &quot;&amp;[.M24]&amp;&quot;}&quot;" office:value-type="string" office:string-value="${fs_free /media/stuff}">
            <text:p>${fs_free /media/stuff}</text:p>
          </table:table-cell>
          <table:table-cell table:style-name="ce10" table:formula="of:=&quot;${goto &quot;&amp;[.V$15]&amp;&quot;}&quot;" office:value-type="string" office:string-value="${goto 635}">
            <text:p>${goto 635}</text:p>
          </table:table-cell>
          <table:table-cell table:style-name="ce33" table:formula="of:=&quot;${diskiograph &quot;&amp;[.Q7]&amp;&quot; 10,50 &quot;&amp;[.$W$2]&amp;&quot; &quot;&amp;[.$W$3]&amp;&quot; -t -l}&quot;" office:value-type="string" office:string-value="${diskiograph sdc 10,50 ffffff ff0000 -t -l}">
            <text:p>${diskiograph sdc 10,50 ffffff ff0000 -t -l}</text:p>
          </table:table-cell>
          <table:table-cell table:style-name="ce10" table:formula="of:=&quot;${goto &quot;&amp;[.X$15]&amp;&quot;}&quot;" office:value-type="string" office:string-value="${goto 735}">
            <text:p>${goto 735}</text:p>
          </table:table-cell>
          <table:table-cell table:style-name="ce21" table:formula="of:=&quot;ip:&quot;&amp;[.U11]" office:value-type="string" office:string-value="ip:vboxnet0">
            <text:p>ip:vboxnet0</text:p>
          </table:table-cell>
          <table:table-cell table:style-name="ce10" table:formula="of:=&quot;${goto &quot;&amp;[.Z$15]&amp;&quot;}&quot;" office:value-type="string" office:string-value="${goto 815}">
            <text:p>${goto 815}</text:p>
          </table:table-cell>
          <table:table-cell table:style-name="ce21" table:formula="of:=&quot;${addr &quot;&amp;[.U11]&amp;&quot;}&quot;" office:value-type="string" office:string-value="${addr vboxnet0}">
            <text:p>${addr vboxnet0}</text:p>
          </table:table-cell>
          <table:table-cell table:style-name="ce10"/>
          <table:table-cell table:style-name="ce21"/>
          <table:table-cell table:style-name="ce10" table:formula="of:=&quot;${goto &quot;&amp;[.AD$15]&amp;&quot;}&quot;" office:value-type="string" office:string-value="${goto 1175}">
            <text:p>${goto 1175}</text:p>
          </table:table-cell>
          <table:table-cell table:style-name="ce35" table:formula="of:=&quot;${top &quot;&amp;[.AE$15]&amp;&quot; &quot;&amp;[.$AE7]&amp;&quot;}&quot;" office:value-type="string" office:string-value="${top name 7}">
            <text:p>${top name 7}</text:p>
          </table:table-cell>
          <table:table-cell table:style-name="ce10" table:formula="of:=&quot;${goto &quot;&amp;[.AF$15]&amp;&quot;}&quot;" office:value-type="string" office:string-value="${goto 1295}">
            <text:p>${goto 1295}</text:p>
          </table:table-cell>
          <table:table-cell table:style-name="ce23" table:formula="of:=&quot;${top &quot;&amp;[.AG$15]&amp;&quot; &quot;&amp;[.$AE7]&amp;&quot;} %&quot;" office:value-type="string" office:string-value="${top cpu 7} %">
            <text:p>${top cpu 7} %</text:p>
          </table:table-cell>
          <table:table-cell table:style-name="ce10" table:formula="of:=&quot;${goto &quot;&amp;[.AH$15]&amp;&quot;}&quot;" office:value-type="string" office:string-value="${goto 1365}">
            <text:p>${goto 1365}</text:p>
          </table:table-cell>
          <table:table-cell table:style-name="ce23" table:formula="of:=&quot;${top &quot;&amp;[.AI$15]&amp;&quot; &quot;&amp;[.$AE7]&amp;&quot;} %&quot;" office:value-type="string" office:string-value="${top mem 7} %">
            <text:p>${top mem 7} %</text:p>
          </table:table-cell>
          <table:table-cell table:style-name="ce10" table:formula="of:=&quot;${goto &quot;&amp;[.AJ$15]&amp;&quot;}&quot;" office:value-type="string" office:string-value="${goto 1435}">
            <text:p>${goto 1435}</text:p>
          </table:table-cell>
          <table:table-cell table:style-name="ce35" table:formula="of:=&quot;${top &quot;&amp;[.AK$15]&amp;&quot; &quot;&amp;[.$AE7]&amp;&quot;}&quot;" office:value-type="string" office:string-value="${top pid 7}">
            <text:p>${top pid 7}</text:p>
          </table:table-cell>
          <table:table-cell table:style-name="ce10" table:formula="of:=&quot;${goto &quot;&amp;[.AL$15]&amp;&quot;}&quot;" office:value-type="string" office:string-value="${goto 1505}">
            <text:p>${goto 1505}</text:p>
          </table:table-cell>
          <table:table-cell table:style-name="ce35" table:formula="of:=&quot;${top &quot;&amp;[.AM$15]&amp;&quot; &quot;&amp;[.$AE7]&amp;&quot;} %&quot;" office:value-type="string" office:string-value="${top io_perc 7} %">
            <text:p>${top io_perc 7} %</text:p>
          </table:table-cell>
          <table:table-cell table:number-columns-repeated="4" table:style-name="ce21"/>
          <table:table-cell table:number-columns-repeated="61"/>
          <table:table-cell table:number-columns-repeated="920"/>
        </table:table-row>
        <table:table-row table:style-name="ro4">
          <table:table-cell table:number-columns-repeated="2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65"/>
          <table:table-cell table:number-columns-repeated="920"/>
        </table:table-row>
        <table:table-row table:style-name="ro4" table:number-rows-repeated="4">
          <table:table-cell table:number-columns-repeated="4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4">
          <table:table-cell table:number-columns-repeated="2"/>
          <table:table-cell table:style-name="ce11" office:value-type="string">
            <text:p>printf "="; echo 'for i in {A..Z} {A..C}{A..Z} ; do printf "%s8&amp;" $i; done' | bash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4">
          <table:table-cell table:number-columns-repeated="2"/>
          <table:table-cell table:style-name="ce12" office:value-type="string">
            <text:p>=A8&amp;B8&amp;C8&amp;D8&amp;E8&amp;F8&amp;G8&amp;H8&amp;I8&amp;J8&amp;K8&amp;L8&amp;M8&amp;N8&amp;O8&amp;P8&amp;Q8&amp;R8&amp;S8&amp;T8&amp;U8&amp;V8&amp;W8&amp;X8&amp;Y8&amp;Z8&amp;AA8&amp;AB8&amp;AC8&amp;AD8&amp;AE8&amp;AF8&amp;AG8&amp;AH8&amp;AI8&amp;AJ8&amp;AK8&amp;AL8&amp;AM8&amp;AN8&amp;AO8&amp;AP8&amp;AQ8&amp;AR8&amp;AS8&amp;AT8&amp;AU8&amp;AV8&amp;AW8&amp;AX8&amp;AY8&amp;AZ8&amp;BA8&amp;BB8&amp;BC8&amp;BD8&amp;BE8&amp;BF8&amp;BG8&amp;BH8&amp;BI8&amp;BJ8&amp;BK8&amp;BL8&amp;BM8&amp;BN8&amp;BO8&amp;BP8&amp;BQ8&amp;BR8&amp;BS8&amp;BT8&amp;BU8&amp;BV8&amp;BW8&amp;BX8&amp;BY8&amp;BZ8&amp;CA8&amp;CB8&amp;CC8&amp;CD8&amp;CE8&amp;CF8&amp;CG8&amp;CH8&amp;CI8&amp;CJ8&amp;CK8&amp;CL8&amp;CM8&amp;CN8&amp;CO8&amp;CP8&amp;CQ8&amp;CR8&amp;CS8&amp;CT8&amp;CU8&amp;CV8&amp;CW8&amp;CX8&amp;CY8&amp;CZ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4" table:number-rows-repeated="2">
          <table:table-cell table:number-columns-repeated="4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5"/>
        </table:table-row>
        <table:table-row table:style-name="ro5">
          <table:table-cell/>
          <table:table-cell table:style-name="ce6"/>
          <table:table-cell table:style-name="ce13" office:value-type="string">
            <text:p>Copy these cells into your ~/.conkyrc below the keyword „TEXT“</text:p>
          </table:table-cell>
          <table:table-cell table:style-name="ce17" table:number-columns-repeated="4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 table:number-columns-repeated="2"/>
          <table:table-cell table:style-name="ce26" table:number-columns-repeated="4"/>
          <table:table-cell table:number-columns-repeated="981"/>
        </table:table-row>
        <table:table-row table:style-name="ro6">
          <table:table-cell table:style-name="ce3"/>
          <table:table-cell/>
          <table:table-cell table:style-name="ce14" table:formula="of:=[.C16]&amp;[.D16]&amp;[.E16]&amp;[.F16]&amp;[.G16]&amp;[.H16]&amp;[.I16]&amp;[.J16]&amp;[.K16]&amp;[.L16]&amp;[.M16]&amp;[.N16]&amp;[.O16]&amp;[.P16]&amp;[.Q16]&amp;[.R16]&amp;[.S16]&amp;[.T16]&amp;[.U16]&amp;[.V16]&amp;[.W16]&amp;[.X16]&amp;[.Y16]&amp;[.Z16]&amp;[.AA16]&amp;[.AB16]&amp;[.AC16]&amp;[.AD16]&amp;[.AE16]&amp;[.AF16]&amp;[.AG16]&amp;[.AH16]&amp;[.AI16]&amp;[.AJ16]&amp;[.AK16]&amp;[.AL16]&amp;[.AM16]&amp;[.AN16]&amp;[.AO16]&amp;[.AP16]&amp;[.AQ16]&amp;[.AR16]&amp;[.AS16]&amp;[.AT16]&amp;[.AU16]&amp;[.AV16]&amp;[.AW16]&amp;[.AX16]&amp;[.AY16]&amp;[.AZ16]&amp;[.BA16]&amp;[.BB16]&amp;[.BC16]&amp;[.BD16]&amp;[.BE16]&amp;[.BF16]&amp;[.BG16]&amp;[.BH16]&amp;[.BI16]&amp;[.BJ16]&amp;[.BK16]&amp;[.BL16]&amp;[.BM16]&amp;[.BN16]&amp;[.BO16]&amp;[.BP16]&amp;[.BQ16]&amp;[.BR16]&amp;[.BS16]&amp;[.BT16]&amp;[.BU16]&amp;[.BV16]&amp;[.BW16]&amp;[.BX16]&amp;[.BY16]&amp;[.BZ16]&amp;[.CA16]&amp;[.CB16]&amp;[.CC16]&amp;[.CD16]&amp;[.CE16]&amp;[.CF16]&amp;[.CG16]&amp;[.CH16]&amp;[.CI16]&amp;[.CJ16]&amp;[.CK16]&amp;[.CL16]&amp;[.CM16]&amp;[.CN16]&amp;[.CO16]&amp;[.CP16]&amp;[.CQ16]&amp;[.CR16]&amp;[.CS16]&amp;[.CT16]&amp;[.CU16]&amp;[.CV16]&amp;[.CW16]&amp;[.CX16]&amp;[.CY16]&amp;[.CZ16]" office:value-type="string" office:string-value="${font Monospace:size=12}${goto 5}INFO: ${goto 285}DISK:${goto 735}NETWORK:${goto 945}TIME:${goto 1175}PROC:${font Monospace:size=9} count: ${processes}${goto 1295}   load: ${loadavg}${goto 1365}">
            <text:p>${font Monospace:size=12}${goto 5}INFO: ${goto 285}DISK:${goto 735}NETWORK:${goto 945}TIME:${goto 1175}PROC:${font Monospace:size=9} count: ${processes}${goto 1295} <text:s text:c="2"/>load: ${loadavg}${goto 1365}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6">
          <table:table-cell table:style-name="ce3"/>
          <table:table-cell/>
          <table:table-cell table:style-name="ce14" table:formula="of:=[.C17]&amp;[.D17]&amp;[.E17]&amp;[.F17]&amp;[.G17]&amp;[.H17]&amp;[.I17]&amp;[.J17]&amp;[.K17]&amp;[.L17]&amp;[.M17]&amp;[.N17]&amp;[.O17]&amp;[.P17]&amp;[.Q17]&amp;[.R17]&amp;[.S17]&amp;[.T17]&amp;[.U17]&amp;[.V17]&amp;[.W17]&amp;[.X17]&amp;[.Y17]&amp;[.Z17]&amp;[.AA17]&amp;[.AB17]&amp;[.AC17]&amp;[.AD17]&amp;[.AE17]&amp;[.AF17]&amp;[.AG17]&amp;[.AH17]&amp;[.AI17]&amp;[.AJ17]&amp;[.AK17]&amp;[.AL17]&amp;[.AM17]&amp;[.AN17]&amp;[.AO17]&amp;[.AP17]&amp;[.AQ17]&amp;[.AR17]&amp;[.AS17]&amp;[.AT17]&amp;[.AU17]&amp;[.AV17]&amp;[.AW17]&amp;[.AX17]&amp;[.AY17]&amp;[.AZ17]&amp;[.BA17]&amp;[.BB17]&amp;[.BC17]&amp;[.BD17]&amp;[.BE17]&amp;[.BF17]&amp;[.BG17]&amp;[.BH17]&amp;[.BI17]&amp;[.BJ17]&amp;[.BK17]&amp;[.BL17]&amp;[.BM17]&amp;[.BN17]&amp;[.BO17]&amp;[.BP17]&amp;[.BQ17]&amp;[.BR17]&amp;[.BS17]&amp;[.BT17]&amp;[.BU17]&amp;[.BV17]&amp;[.BW17]&amp;[.BX17]&amp;[.BY17]&amp;[.BZ17]&amp;[.CA17]&amp;[.CB17]&amp;[.CC17]&amp;[.CD17]&amp;[.CE17]&amp;[.CF17]&amp;[.CG17]&amp;[.CH17]&amp;[.CI17]&amp;[.CJ17]&amp;[.CK17]&amp;[.CL17]&amp;[.CM17]&amp;[.CN17]&amp;[.CO17]&amp;[.CP17]&amp;[.CQ17]&amp;[.CR17]&amp;[.CS17]&amp;[.CT17]&amp;[.CU17]&amp;[.CV17]&amp;[.CW17]&amp;[.CX17]&amp;[.CY17]&amp;[.CZ17]" office:value-type="string" office:string-value="${font Monospace:size=9}${goto 5}user:${goto 85}${exec whoami}${goto 405}used${goto 465}size${goto 525}free${goto 635}i/o${goto 735}host:${goto 815}${nodename}${goto 945}${time %H:%M}  ${time %d/%m/%Y}${goto 1175}name${goto 1295}  cpu${goto 1365}  mem${goto 1435}  pid${goto 1505}  i/o">
            <text:p>${font Monospace:size=9}${goto 5}user:${goto 85}${exec whoami}${goto 405}used${goto 465}size${goto 525}free${goto 635}i/o${goto 735}host:${goto 815}${nodename}${goto 945}${time %H:%M} <text:s/>${time %d/%m/%Y}${goto 1175}name${goto 1295} <text:s/>cpu${goto 1365} <text:s/>mem${goto 1435} <text:s/>pid${goto 1505} <text:s/>i/o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6">
          <table:table-cell table:style-name="ce3"/>
          <table:table-cell/>
          <table:table-cell table:style-name="ce14" table:formula="of:=[.C18]&amp;[.D18]&amp;[.E18]&amp;[.F18]&amp;[.G18]&amp;[.H18]&amp;[.I18]&amp;[.J18]&amp;[.K18]&amp;[.L18]&amp;[.M18]&amp;[.N18]&amp;[.O18]&amp;[.P18]&amp;[.Q18]&amp;[.R18]&amp;[.S18]&amp;[.T18]&amp;[.U18]&amp;[.V18]&amp;[.W18]&amp;[.X18]&amp;[.Y18]&amp;[.Z18]&amp;[.AA18]&amp;[.AB18]&amp;[.AC18]&amp;[.AD18]&amp;[.AE18]&amp;[.AF18]&amp;[.AG18]&amp;[.AH18]&amp;[.AI18]&amp;[.AJ18]&amp;[.AK18]&amp;[.AL18]&amp;[.AM18]&amp;[.AN18]&amp;[.AO18]&amp;[.AP18]&amp;[.AQ18]&amp;[.AR18]&amp;[.AS18]&amp;[.AT18]&amp;[.AU18]&amp;[.AV18]&amp;[.AW18]&amp;[.AX18]&amp;[.AY18]&amp;[.AZ18]&amp;[.BA18]&amp;[.BB18]&amp;[.BC18]&amp;[.BD18]&amp;[.BE18]&amp;[.BF18]&amp;[.BG18]&amp;[.BH18]&amp;[.BI18]&amp;[.BJ18]&amp;[.BK18]&amp;[.BL18]&amp;[.BM18]&amp;[.BN18]&amp;[.BO18]&amp;[.BP18]&amp;[.BQ18]&amp;[.BR18]&amp;[.BS18]&amp;[.BT18]&amp;[.BU18]&amp;[.BV18]&amp;[.BW18]&amp;[.BX18]&amp;[.BY18]&amp;[.BZ18]&amp;[.CA18]&amp;[.CB18]&amp;[.CC18]&amp;[.CD18]&amp;[.CE18]&amp;[.CF18]&amp;[.CG18]&amp;[.CH18]&amp;[.CI18]&amp;[.CJ18]&amp;[.CK18]&amp;[.CL18]&amp;[.CM18]&amp;[.CN18]&amp;[.CO18]&amp;[.CP18]&amp;[.CQ18]&amp;[.CR18]&amp;[.CS18]&amp;[.CT18]&amp;[.CU18]&amp;[.CV18]&amp;[.CW18]&amp;[.CX18]&amp;[.CY18]&amp;[.CZ18]" office:value-type="string" office:string-value="${font Monospace:size=9}${goto 5}kernel:${goto 85}${kernel} ${machine}${goto 285}/${goto 405}${fs_bar 10,50 /}${goto 465}${fs_size /}${goto 525}${fs_free_perc /} %${goto 565}${fs_free /}${goto 635}${diskiograph sda 10,50 ffffff ff0000 -t -l}${goto 735}up:${goto 815}${upspeedgraph eth0 10,50 ffffff ff0000 -t -l}  ${upspeed}${goto 945}${time %A}, ${time %d} ${time %B} ${time %Y}${goto 1175}${top name 1}${goto 1295}${top cpu 1} %${goto 1365}${top mem 1} %${goto 1435}${top pid 1}${goto 1505}${top io_perc 1} %">
            <text:p>${font Monospace:size=9}${goto 5}kernel:${goto 85}${kernel} ${machine}${goto 285}/${goto 405}${fs_bar 10,50 /}${goto 465}${fs_size /}${goto 525}${fs_free_perc /} %${goto 565}${fs_free /}${goto 635}${diskiograph sda 10,50 ffffff ff0000 -t -l}${goto 735}up:${goto 815}${upspeedgraph eth0 10,50 ffffff ff0000 -t -l} <text:s/>${upspeed}${goto 945}${time %A}, ${time %d} ${time %B} ${time %Y}${goto 1175}${top name 1}${goto 1295}${top cpu 1} %${goto 1365}${top mem 1} %${goto 1435}${top pid 1}${goto 1505}${top io_perc 1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6">
          <table:table-cell table:style-name="ce3"/>
          <table:table-cell/>
          <table:table-cell table:style-name="ce14" table:formula="of:=[.C19]&amp;[.D19]&amp;[.E19]&amp;[.F19]&amp;[.G19]&amp;[.H19]&amp;[.I19]&amp;[.J19]&amp;[.K19]&amp;[.L19]&amp;[.M19]&amp;[.N19]&amp;[.O19]&amp;[.P19]&amp;[.Q19]&amp;[.R19]&amp;[.S19]&amp;[.T19]&amp;[.U19]&amp;[.V19]&amp;[.W19]&amp;[.X19]&amp;[.Y19]&amp;[.Z19]&amp;[.AA19]&amp;[.AB19]&amp;[.AC19]&amp;[.AD19]&amp;[.AE19]&amp;[.AF19]&amp;[.AG19]&amp;[.AH19]&amp;[.AI19]&amp;[.AJ19]&amp;[.AK19]&amp;[.AL19]&amp;[.AM19]&amp;[.AN19]&amp;[.AO19]&amp;[.AP19]&amp;[.AQ19]&amp;[.AR19]&amp;[.AS19]&amp;[.AT19]&amp;[.AU19]&amp;[.AV19]&amp;[.AW19]&amp;[.AX19]&amp;[.AY19]&amp;[.AZ19]&amp;[.BA19]&amp;[.BB19]&amp;[.BC19]&amp;[.BD19]&amp;[.BE19]&amp;[.BF19]&amp;[.BG19]&amp;[.BH19]&amp;[.BI19]&amp;[.BJ19]&amp;[.BK19]&amp;[.BL19]&amp;[.BM19]&amp;[.BN19]&amp;[.BO19]&amp;[.BP19]&amp;[.BQ19]&amp;[.BR19]&amp;[.BS19]&amp;[.BT19]&amp;[.BU19]&amp;[.BV19]&amp;[.BW19]&amp;[.BX19]&amp;[.BY19]&amp;[.BZ19]&amp;[.CA19]&amp;[.CB19]&amp;[.CC19]&amp;[.CD19]&amp;[.CE19]&amp;[.CF19]&amp;[.CG19]&amp;[.CH19]&amp;[.CI19]&amp;[.CJ19]&amp;[.CK19]&amp;[.CL19]&amp;[.CM19]&amp;[.CN19]&amp;[.CO19]&amp;[.CP19]&amp;[.CQ19]&amp;[.CR19]&amp;[.CS19]&amp;[.CT19]&amp;[.CU19]&amp;[.CV19]&amp;[.CW19]&amp;[.CX19]&amp;[.CY19]&amp;[.CZ19]" office:value-type="string" office:string-value="${font Monospace:size=9}${goto 5}cpu1:${goto 85}${freq 1} MHz${goto 165}${cpugraph cpu1 10,50 ffffff ff0000 -t -l}${goto 235}${cpu cpu1} %${goto 285}/home${goto 405}${fs_bar 10,50 /home}${goto 465}${fs_size /home}${goto 525}${fs_free_perc /home} %${goto 565}${fs_free /home}${goto 635}${diskiograph sda 10,50 ffffff ff0000 -t -l}${goto 735}down:${goto 815}${downspeedgraph eth0 10,50 ffffff ff0000  -t -l}  ${downspeed}${goto 1175}${top name 2}${goto 1295}${top cpu 2} %${goto 1365}${top mem 2} %${goto 1435}${top pid 2}${goto 1505}${top io_perc 2} %">
            <text:p>${font Monospace:size=9}${goto 5}cpu1:${goto 85}${freq 1} MHz${goto 165}${cpugraph cpu1 10,50 ffffff ff0000 -t -l}${goto 235}${cpu cpu1} %${goto 285}/home${goto 405}${fs_bar 10,50 /home}${goto 465}${fs_size /home}${goto 525}${fs_free_perc /home} %${goto 565}${fs_free /home}${goto 635}${diskiograph sda 10,50 ffffff ff0000 -t -l}${goto 735}down:${goto 815}${downspeedgraph eth0 10,50 ffffff ff0000 <text:s/>-t -l} <text:s/>${downspeed}${goto 1175}${top name 2}${goto 1295}${top cpu 2} %${goto 1365}${top mem 2} %${goto 1435}${top pid 2}${goto 1505}${top io_perc 2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6">
          <table:table-cell table:style-name="ce3"/>
          <table:table-cell/>
          <table:table-cell table:style-name="ce14" table:formula="of:=[.C20]&amp;[.D20]&amp;[.E20]&amp;[.F20]&amp;[.G20]&amp;[.H20]&amp;[.I20]&amp;[.J20]&amp;[.K20]&amp;[.L20]&amp;[.M20]&amp;[.N20]&amp;[.O20]&amp;[.P20]&amp;[.Q20]&amp;[.R20]&amp;[.S20]&amp;[.T20]&amp;[.U20]&amp;[.V20]&amp;[.W20]&amp;[.X20]&amp;[.Y20]&amp;[.Z20]&amp;[.AA20]&amp;[.AB20]&amp;[.AC20]&amp;[.AD20]&amp;[.AE20]&amp;[.AF20]&amp;[.AG20]&amp;[.AH20]&amp;[.AI20]&amp;[.AJ20]&amp;[.AK20]&amp;[.AL20]&amp;[.AM20]&amp;[.AN20]&amp;[.AO20]&amp;[.AP20]&amp;[.AQ20]&amp;[.AR20]&amp;[.AS20]&amp;[.AT20]&amp;[.AU20]&amp;[.AV20]&amp;[.AW20]&amp;[.AX20]&amp;[.AY20]&amp;[.AZ20]&amp;[.BA20]&amp;[.BB20]&amp;[.BC20]&amp;[.BD20]&amp;[.BE20]&amp;[.BF20]&amp;[.BG20]&amp;[.BH20]&amp;[.BI20]&amp;[.BJ20]&amp;[.BK20]&amp;[.BL20]&amp;[.BM20]&amp;[.BN20]&amp;[.BO20]&amp;[.BP20]&amp;[.BQ20]&amp;[.BR20]&amp;[.BS20]&amp;[.BT20]&amp;[.BU20]&amp;[.BV20]&amp;[.BW20]&amp;[.BX20]&amp;[.BY20]&amp;[.BZ20]&amp;[.CA20]&amp;[.CB20]&amp;[.CC20]&amp;[.CD20]&amp;[.CE20]&amp;[.CF20]&amp;[.CG20]&amp;[.CH20]&amp;[.CI20]&amp;[.CJ20]&amp;[.CK20]&amp;[.CL20]&amp;[.CM20]&amp;[.CN20]&amp;[.CO20]&amp;[.CP20]&amp;[.CQ20]&amp;[.CR20]&amp;[.CS20]&amp;[.CT20]&amp;[.CU20]&amp;[.CV20]&amp;[.CW20]&amp;[.CX20]&amp;[.CY20]&amp;[.CZ20]" office:value-type="string" office:string-value="${font Monospace:size=9}${goto 5}cpu2:${goto 85}${freq 2} MHz${goto 165}${cpugraph cpu2 10,50 ffffff ff0000 -t -l}${goto 235}${cpu cpu2} %${goto 285}/media/datadisk${goto 405}${fs_bar 10,50 /media/datadisk}${goto 465}${fs_size /media/datadisk}${goto 525}${fs_free_perc /media/datadisk} %${goto 565}${fs_free /media/datadisk}${goto 635}${diskiograph sdb 10,50 ffffff ff0000 -t -l}${goto 735}total up:${goto 815}${totalup eth0}${goto 945}uptime: ${uptime}${goto 1175}${top name 3}${goto 1295}${top cpu 3} %${goto 1365}${top mem 3} %${goto 1435}${top pid 3}${goto 1505}${top io_perc 3} %">
            <text:p>${font Monospace:size=9}${goto 5}cpu2:${goto 85}${freq 2} MHz${goto 165}${cpugraph cpu2 10,50 ffffff ff0000 -t -l}${goto 235}${cpu cpu2} %${goto 285}/media/datadisk${goto 405}${fs_bar 10,50 /media/datadisk}${goto 465}${fs_size /media/datadisk}${goto 525}${fs_free_perc /media/datadisk} %${goto 565}${fs_free /media/datadisk}${goto 635}${diskiograph sdb 10,50 ffffff ff0000 -t -l}${goto 735}total up:${goto 815}${totalup eth0}${goto 945}uptime: ${uptime}${goto 1175}${top name 3}${goto 1295}${top cpu 3} %${goto 1365}${top mem 3} %${goto 1435}${top pid 3}${goto 1505}${top io_perc 3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6">
          <table:table-cell table:style-name="ce3"/>
          <table:table-cell/>
          <table:table-cell table:style-name="ce14" table:formula="of:=[.C21]&amp;[.D21]&amp;[.E21]&amp;[.F21]&amp;[.G21]&amp;[.H21]&amp;[.I21]&amp;[.J21]&amp;[.K21]&amp;[.L21]&amp;[.M21]&amp;[.N21]&amp;[.O21]&amp;[.P21]&amp;[.Q21]&amp;[.R21]&amp;[.S21]&amp;[.T21]&amp;[.U21]&amp;[.V21]&amp;[.W21]&amp;[.X21]&amp;[.Y21]&amp;[.Z21]&amp;[.AA21]&amp;[.AB21]&amp;[.AC21]&amp;[.AD21]&amp;[.AE21]&amp;[.AF21]&amp;[.AG21]&amp;[.AH21]&amp;[.AI21]&amp;[.AJ21]&amp;[.AK21]&amp;[.AL21]&amp;[.AM21]&amp;[.AN21]&amp;[.AO21]&amp;[.AP21]&amp;[.AQ21]&amp;[.AR21]&amp;[.AS21]&amp;[.AT21]&amp;[.AU21]&amp;[.AV21]&amp;[.AW21]&amp;[.AX21]&amp;[.AY21]&amp;[.AZ21]&amp;[.BA21]&amp;[.BB21]&amp;[.BC21]&amp;[.BD21]&amp;[.BE21]&amp;[.BF21]&amp;[.BG21]&amp;[.BH21]&amp;[.BI21]&amp;[.BJ21]&amp;[.BK21]&amp;[.BL21]&amp;[.BM21]&amp;[.BN21]&amp;[.BO21]&amp;[.BP21]&amp;[.BQ21]&amp;[.BR21]&amp;[.BS21]&amp;[.BT21]&amp;[.BU21]&amp;[.BV21]&amp;[.BW21]&amp;[.BX21]&amp;[.BY21]&amp;[.BZ21]&amp;[.CA21]&amp;[.CB21]&amp;[.CC21]&amp;[.CD21]&amp;[.CE21]&amp;[.CF21]&amp;[.CG21]&amp;[.CH21]&amp;[.CI21]&amp;[.CJ21]&amp;[.CK21]&amp;[.CL21]&amp;[.CM21]&amp;[.CN21]&amp;[.CO21]&amp;[.CP21]&amp;[.CQ21]&amp;[.CR21]&amp;[.CS21]&amp;[.CT21]&amp;[.CU21]&amp;[.CV21]&amp;[.CW21]&amp;[.CX21]&amp;[.CY21]&amp;[.CZ21]" office:value-type="string" office:string-value="${font Monospace:size=9}${goto 5}memory:${goto 85}${memmax}${goto 165}${memgraph 10,50 ffffff ff0000 -t -l}${goto 235}${memperc} %${goto 285}/media/misc${goto 405}${fs_bar 10,50 /media/misc}${goto 465}${fs_size /media/misc}${goto 525}${fs_free_perc /media/misc} %${goto 565}${fs_free /media/misc}${goto 635}${diskiograph sda 10,50 ffffff ff0000 -t -l}${goto 735}total down:${goto 815}${totaldown eth0}${goto 945}mpd: ${mpd_status}${goto 1175}${top name 4}${goto 1295}${top cpu 4} %${goto 1365}${top mem 4} %${goto 1435}${top pid 4}${goto 1505}${top io_perc 4} %">
            <text:p>${font Monospace:size=9}${goto 5}memory:${goto 85}${memmax}${goto 165}${memgraph 10,50 ffffff ff0000 -t -l}${goto 235}${memperc} %${goto 285}/media/misc${goto 405}${fs_bar 10,50 /media/misc}${goto 465}${fs_size /media/misc}${goto 525}${fs_free_perc /media/misc} %${goto 565}${fs_free /media/misc}${goto 635}${diskiograph sda 10,50 ffffff ff0000 -t -l}${goto 735}total down:${goto 815}${totaldown eth0}${goto 945}mpd: ${mpd_status}${goto 1175}${top name 4}${goto 1295}${top cpu 4} %${goto 1365}${top mem 4} %${goto 1435}${top pid 4}${goto 1505}${top io_perc 4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6">
          <table:table-cell table:style-name="ce3"/>
          <table:table-cell/>
          <table:table-cell table:style-name="ce14" table:formula="of:=[.C22]&amp;[.D22]&amp;[.E22]&amp;[.F22]&amp;[.G22]&amp;[.H22]&amp;[.I22]&amp;[.J22]&amp;[.K22]&amp;[.L22]&amp;[.M22]&amp;[.N22]&amp;[.O22]&amp;[.P22]&amp;[.Q22]&amp;[.R22]&amp;[.S22]&amp;[.T22]&amp;[.U22]&amp;[.V22]&amp;[.W22]&amp;[.X22]&amp;[.Y22]&amp;[.Z22]&amp;[.AA22]&amp;[.AB22]&amp;[.AC22]&amp;[.AD22]&amp;[.AE22]&amp;[.AF22]&amp;[.AG22]&amp;[.AH22]&amp;[.AI22]&amp;[.AJ22]&amp;[.AK22]&amp;[.AL22]&amp;[.AM22]&amp;[.AN22]&amp;[.AO22]&amp;[.AP22]&amp;[.AQ22]&amp;[.AR22]&amp;[.AS22]&amp;[.AT22]&amp;[.AU22]&amp;[.AV22]&amp;[.AW22]&amp;[.AX22]&amp;[.AY22]&amp;[.AZ22]&amp;[.BA22]&amp;[.BB22]&amp;[.BC22]&amp;[.BD22]&amp;[.BE22]&amp;[.BF22]&amp;[.BG22]&amp;[.BH22]&amp;[.BI22]&amp;[.BJ22]&amp;[.BK22]&amp;[.BL22]&amp;[.BM22]&amp;[.BN22]&amp;[.BO22]&amp;[.BP22]&amp;[.BQ22]&amp;[.BR22]&amp;[.BS22]&amp;[.BT22]&amp;[.BU22]&amp;[.BV22]&amp;[.BW22]&amp;[.BX22]&amp;[.BY22]&amp;[.BZ22]&amp;[.CA22]&amp;[.CB22]&amp;[.CC22]&amp;[.CD22]&amp;[.CE22]&amp;[.CF22]&amp;[.CG22]&amp;[.CH22]&amp;[.CI22]&amp;[.CJ22]&amp;[.CK22]&amp;[.CL22]&amp;[.CM22]&amp;[.CN22]&amp;[.CO22]&amp;[.CP22]&amp;[.CQ22]&amp;[.CR22]&amp;[.CS22]&amp;[.CT22]&amp;[.CU22]&amp;[.CV22]&amp;[.CW22]&amp;[.CX22]&amp;[.CY22]&amp;[.CZ22]" office:value-type="string" office:string-value="${font Monospace:size=9}${goto 5}swap:${goto 85}${swapmax}${goto 165}${swapbar 10,50}${goto 235}${swapperc} %${goto 285}/media/warez${goto 405}${fs_bar 10,50 /media/warez}${goto 465}${fs_size /media/warez}${goto 525}${fs_free_perc /media/warez} %${goto 565}${fs_free /media/warez}${goto 635}${diskiograph sdd 10,50 ffffff ff0000 -t -l}${goto 735}ip:eth0${goto 815}${addr eth0}${goto 945}${if_mpd_playing}${mpd_artist} - ${mpd_title}${endif}${goto 1175}${top name 5}${goto 1295}${top cpu 5} %${goto 1365}${top mem 5} %${goto 1435}${top pid 5}${goto 1505}${top io_perc 5} %">
            <text:p>${font Monospace:size=9}${goto 5}swap:${goto 85}${swapmax}${goto 165}${swapbar 10,50}${goto 235}${swapperc} %${goto 285}/media/warez${goto 405}${fs_bar 10,50 /media/warez}${goto 465}${fs_size /media/warez}${goto 525}${fs_free_perc /media/warez} %${goto 565}${fs_free /media/warez}${goto 635}${diskiograph sdd 10,50 ffffff ff0000 -t -l}${goto 735}ip:eth0${goto 815}${addr eth0}${goto 945}${if_mpd_playing}${mpd_artist} - ${mpd_title}${endif}${goto 1175}${top name 5}${goto 1295}${top cpu 5} %${goto 1365}${top mem 5} %${goto 1435}${top pid 5}${goto 1505}${top io_perc 5} %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 table:number-columns-repeated="986"/>
        </table:table-row>
        <table:table-row table:style-name="ro6">
          <table:table-cell table:number-columns-repeated="2"/>
          <table:table-cell table:style-name="ce14" table:formula="of:=[.C23]&amp;[.D23]&amp;[.E23]&amp;[.F23]&amp;[.G23]&amp;[.H23]&amp;[.I23]&amp;[.J23]&amp;[.K23]&amp;[.L23]&amp;[.M23]&amp;[.N23]&amp;[.O23]&amp;[.P23]&amp;[.Q23]&amp;[.R23]&amp;[.S23]&amp;[.T23]&amp;[.U23]&amp;[.V23]&amp;[.W23]&amp;[.X23]&amp;[.Y23]&amp;[.Z23]&amp;[.AA23]&amp;[.AB23]&amp;[.AC23]&amp;[.AD23]&amp;[.AE23]&amp;[.AF23]&amp;[.AG23]&amp;[.AH23]&amp;[.AI23]&amp;[.AJ23]&amp;[.AK23]&amp;[.AL23]&amp;[.AM23]&amp;[.AN23]&amp;[.AO23]&amp;[.AP23]&amp;[.AQ23]&amp;[.AR23]&amp;[.AS23]&amp;[.AT23]&amp;[.AU23]&amp;[.AV23]&amp;[.AW23]&amp;[.AX23]&amp;[.AY23]&amp;[.AZ23]&amp;[.BA23]&amp;[.BB23]&amp;[.BC23]&amp;[.BD23]&amp;[.BE23]&amp;[.BF23]&amp;[.BG23]&amp;[.BH23]&amp;[.BI23]&amp;[.BJ23]&amp;[.BK23]&amp;[.BL23]&amp;[.BM23]&amp;[.BN23]&amp;[.BO23]&amp;[.BP23]&amp;[.BQ23]&amp;[.BR23]&amp;[.BS23]&amp;[.BT23]&amp;[.BU23]&amp;[.BV23]&amp;[.BW23]&amp;[.BX23]&amp;[.BY23]&amp;[.BZ23]&amp;[.CA23]&amp;[.CB23]&amp;[.CC23]&amp;[.CD23]&amp;[.CE23]&amp;[.CF23]&amp;[.CG23]&amp;[.CH23]&amp;[.CI23]&amp;[.CJ23]&amp;[.CK23]&amp;[.CL23]&amp;[.CM23]&amp;[.CN23]&amp;[.CO23]&amp;[.CP23]&amp;[.CQ23]&amp;[.CR23]&amp;[.CS23]&amp;[.CT23]&amp;[.CU23]&amp;[.CV23]&amp;[.CW23]&amp;[.CX23]&amp;[.CY23]&amp;[.CZ23]" office:value-type="string" office:string-value="${font Monospace:size=9}${goto 285}/media/movies${goto 405}${fs_bar 10,50 /media/movies}${goto 465}${fs_size /media/movies}${goto 525}${fs_free_perc /media/movies} %${goto 565}${fs_free /media/movies}${goto 635}${diskiograph sdc 10,50 ffffff ff0000 -t -l}${goto 735}ip:lo${goto 815}${addr lo}${goto 1175}${top name 6}${goto 1295}${top cpu 6} %${goto 1365}${top mem 6} %${goto 1435}${top pid 6}${goto 1505}${top io_perc 6} %">
            <text:p>${font Monospace:size=9}${goto 285}/media/movies${goto 405}${fs_bar 10,50 /media/movies}${goto 465}${fs_size /media/movies}${goto 525}${fs_free_perc /media/movies} %${goto 565}${fs_free /media/movies}${goto 635}${diskiograph sdc 10,50 ffffff ff0000 -t -l}${goto 735}ip:lo${goto 815}${addr lo}${goto 1175}${top name 6}${goto 1295}${top cpu 6} %${goto 1365}${top mem 6} %${goto 1435}${top pid 6}${goto 1505}${top io_perc 6} %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4" table:formula="of:=[.C24]&amp;[.D24]&amp;[.E24]&amp;[.F24]&amp;[.G24]&amp;[.H24]&amp;[.I24]&amp;[.J24]&amp;[.K24]&amp;[.L24]&amp;[.M24]&amp;[.N24]&amp;[.O24]&amp;[.P24]&amp;[.Q24]&amp;[.R24]&amp;[.S24]&amp;[.T24]&amp;[.U24]&amp;[.V24]&amp;[.W24]&amp;[.X24]&amp;[.Y24]&amp;[.Z24]&amp;[.AA24]&amp;[.AB24]&amp;[.AC24]&amp;[.AD24]&amp;[.AE24]&amp;[.AF24]&amp;[.AG24]&amp;[.AH24]&amp;[.AI24]&amp;[.AJ24]&amp;[.AK24]&amp;[.AL24]&amp;[.AM24]&amp;[.AN24]&amp;[.AO24]&amp;[.AP24]&amp;[.AQ24]&amp;[.AR24]&amp;[.AS24]&amp;[.AT24]&amp;[.AU24]&amp;[.AV24]&amp;[.AW24]&amp;[.AX24]&amp;[.AY24]&amp;[.AZ24]&amp;[.BA24]&amp;[.BB24]&amp;[.BC24]&amp;[.BD24]&amp;[.BE24]&amp;[.BF24]&amp;[.BG24]&amp;[.BH24]&amp;[.BI24]&amp;[.BJ24]&amp;[.BK24]&amp;[.BL24]&amp;[.BM24]&amp;[.BN24]&amp;[.BO24]&amp;[.BP24]&amp;[.BQ24]&amp;[.BR24]&amp;[.BS24]&amp;[.BT24]&amp;[.BU24]&amp;[.BV24]&amp;[.BW24]&amp;[.BX24]&amp;[.BY24]&amp;[.BZ24]&amp;[.CA24]&amp;[.CB24]&amp;[.CC24]&amp;[.CD24]&amp;[.CE24]&amp;[.CF24]&amp;[.CG24]&amp;[.CH24]&amp;[.CI24]&amp;[.CJ24]&amp;[.CK24]&amp;[.CL24]&amp;[.CM24]&amp;[.CN24]&amp;[.CO24]&amp;[.CP24]&amp;[.CQ24]&amp;[.CR24]&amp;[.CS24]&amp;[.CT24]&amp;[.CU24]&amp;[.CV24]&amp;[.CW24]&amp;[.CX24]&amp;[.CY24]&amp;[.CZ24]" office:value-type="string" office:string-value="${font Monospace:size=9}${goto 285}/media/stuff${goto 405}${fs_bar 10,50 /media/stuff}${goto 465}${fs_size /media/stuff}${goto 525}${fs_free_perc /media/stuff} %${goto 565}${fs_free /media/stuff}${goto 635}${diskiograph sdc 10,50 ffffff ff0000 -t -l}${goto 735}ip:vboxnet0${goto 815}${addr vboxnet0}${goto 1175}${top name 7}${goto 1295}${top cpu 7} %${goto 1365}${top mem 7} %${goto 1435}${top pid 7}${goto 1505}${top io_perc 7} %">
            <text:p>${font Monospace:size=9}${goto 285}/media/stuff${goto 405}${fs_bar 10,50 /media/stuff}${goto 465}${fs_size /media/stuff}${goto 525}${fs_free_perc /media/stuff} %${goto 565}${fs_free /media/stuff}${goto 635}${diskiograph sdc 10,50 ffffff ff0000 -t -l}${goto 735}ip:vboxnet0${goto 815}${addr vboxnet0}${goto 1175}${top name 7}${goto 1295}${top cpu 7} %${goto 1365}${top mem 7} %${goto 1435}${top pid 7}${goto 1505}${top io_perc 7} %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4" table:formula="of:=[.C25]&amp;[.D25]&amp;[.E25]&amp;[.F25]&amp;[.G25]&amp;[.H25]&amp;[.I25]&amp;[.J25]&amp;[.K25]&amp;[.L25]&amp;[.M25]&amp;[.N25]&amp;[.O25]&amp;[.P25]&amp;[.Q25]&amp;[.R25]&amp;[.S25]&amp;[.T25]&amp;[.U25]&amp;[.V25]&amp;[.W25]&amp;[.X25]&amp;[.Y25]&amp;[.Z25]&amp;[.AA25]&amp;[.AB25]&amp;[.AC25]&amp;[.AD25]&amp;[.AE25]&amp;[.AF25]&amp;[.AG25]&amp;[.AH25]&amp;[.AI25]&amp;[.AJ25]&amp;[.AK25]&amp;[.AL25]&amp;[.AM25]&amp;[.AN25]&amp;[.AO25]&amp;[.AP25]&amp;[.AQ25]&amp;[.AR25]&amp;[.AS25]&amp;[.AT25]&amp;[.AU25]&amp;[.AV25]&amp;[.AW25]&amp;[.AX25]&amp;[.AY25]&amp;[.AZ25]&amp;[.BA25]&amp;[.BB25]&amp;[.BC25]&amp;[.BD25]&amp;[.BE25]&amp;[.BF25]&amp;[.BG25]&amp;[.BH25]&amp;[.BI25]&amp;[.BJ25]&amp;[.BK25]&amp;[.BL25]&amp;[.BM25]&amp;[.BN25]&amp;[.BO25]&amp;[.BP25]&amp;[.BQ25]&amp;[.BR25]&amp;[.BS25]&amp;[.BT25]&amp;[.BU25]&amp;[.BV25]&amp;[.BW25]&amp;[.BX25]&amp;[.BY25]&amp;[.BZ25]&amp;[.CA25]&amp;[.CB25]&amp;[.CC25]&amp;[.CD25]&amp;[.CE25]&amp;[.CF25]&amp;[.CG25]&amp;[.CH25]&amp;[.CI25]&amp;[.CJ25]&amp;[.CK25]&amp;[.CL25]&amp;[.CM25]&amp;[.CN25]&amp;[.CO25]&amp;[.CP25]&amp;[.CQ25]&amp;[.CR25]&amp;[.CS25]&amp;[.CT25]&amp;[.CU25]&amp;[.CV25]&amp;[.CW25]&amp;[.CX25]&amp;[.CY25]&amp;[.CZ25]">
            <text:p/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0-10-11T21:12:53</meta:creation-date>
    <dc:date>2012-08-04T12:05:49</dc:date>
    <dc:creator>andre </dc:creator>
    <meta:editing-duration>PT15H16M27S</meta:editing-duration>
    <meta:editing-cycles>120</meta:editing-cycles>
    <meta:generator>LibreOffice/3.5$Linux_X86_64 LibreOffice_project/350m1$Build-2</meta:generator>
    <meta:document-statistic meta:table-count="3" meta:cell-count="1124" meta:object-count="0"/>
  </office:meta>
</office:document-meta>
</file>